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text-underline-style="none"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3" style:family="paragraph" style:parent-style-name="Text_20_body">
      <style:paragraph-properties fo:margin-left="0in" fo:margin-right="0in" fo:text-align="end" style:justify-single-word="false" fo:text-indent="0.1965in" style:auto-text-indent="false"/>
    </style:style>
    <style:style style:name="P94"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7"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7"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text-properties fo:language="ru" fo:country="RU"/>
    </style:style>
    <style:style style:name="P13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5" style:family="paragraph" style:parent-style-name="Text_20_body">
      <style:paragraph-properties fo:text-align="center" style:justify-single-word="false"/>
    </style:style>
    <style:style style:name="P136" style:family="paragraph" style:parent-style-name="First_20_line_20_indent">
      <style:text-properties fo:language="ru" fo:country="RU"/>
    </style:style>
    <style:style style:name="P137" style:family="paragraph" style:parent-style-name="First_20_line_20_indent">
      <style:paragraph-properties fo:text-align="justify" style:justify-single-word="false"/>
      <style:text-properties fo:language="ru" fo:country="RU"/>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in" fo:margin-right="0in" fo:text-align="center" style:justify-single-word="false" fo:text-indent="0in" style:auto-text-indent="false"/>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in"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fo:margin-top="0in" fo:margin-bottom="0.0835in" loext:contextual-spacing="false" fo:text-align="justify" style:justify-single-word="false"/>
      <style:text-properties fo:language="en" fo:country="US"/>
    </style:style>
    <style:style style:name="P15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4" style:family="paragraph" style:parent-style-name="Heading_20_1">
      <style:paragraph-properties fo:margin-left="0in" fo:margin-right="0in" fo:text-align="center" style:justify-single-word="false" fo:text-indent="0.1965in" style:auto-text-indent="false"/>
    </style:style>
    <style:style style:name="P155" style:family="paragraph" style:parent-style-name="Heading_20_2">
      <style:text-properties fo:language="en" fo:country="US"/>
    </style:style>
    <style:style style:name="P156" style:family="paragraph" style:parent-style-name="Heading_20_2">
      <style:paragraph-properties fo:text-align="justify" style:justify-single-word="false"/>
    </style:style>
    <style:style style:name="P157"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style:font-name="Courier New CYR" fo:language="en" fo:country="US" officeooo:rsid="001c18d3"/>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style:style style:name="T78" style:family="text">
      <style:text-properties officeooo:rsid="0018b486"/>
    </style:style>
    <style:style style:name="T79" style:family="text">
      <style:text-properties officeooo:rsid="001a92a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4" text:outline-level="1">Последний фанфик</text:h>
      <text:p text:style-name="P54"/>
      <text:h text:style-name="P155" text:outline-level="2">1. Терра</text:h>
      <text:p text:style-name="P26"/>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3"><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text:span text:style-name="T78">за</text:span>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2"><text:span text:style-name="T11">– Нэш, к</text:span>ак называется наш проект?</text:p>
      <text:p text:style-name="P80"><text:span text:style-name="T8">– </text:span><text:span text:style-name="T58">Дайсон.</text:span></text:p>
      <text:p text:style-name="P80"><text:span text:style-name="T8">– </text:span><text:span text:style-name="T58">Сколько тебе лет?</text:span></text:p>
      <text:p text:style-name="P80"><text:span text:style-name="T8">– </text:span><text:span text:style-name="T58">Два года с начала запуска кластера.</text:span></text:p>
      <text:p text:style-name="P80"><text:soft-page-break/><text:span text:style-name="T8">– </text:span><text:span text:style-name="T58">Какой сейчас год?</text:span></text:p>
      <text:p text:style-name="P80"><text:span text:style-name="T8">– </text:span><text:span text:style-name="T48">20</text:span><text:span text:style-name="T34">19</text:span><text:span text:style-name="T58">-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3">Ага, уже теплее.</text:p>
      <text:p text:style-name="P33"/>
      <text:p text:style-name="P80"><text:span text:style-name="T8">– Нэш</text:span><text:span text:style-name="T58">,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1">Бип-бип-бип.</text:p>
      <text:p text:style-name="P111"/>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1"/>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5" text:outline-level="2">2. Пробуждение</text:h>
      <text:p text:style-name="P31"/>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1">–</text:span> Она очнулась. Хвала небу, нам это удалось!</text:p>
      <text:p text:style-name="P33"/>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6"/>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6"/>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1"/>
      <text:h text:style-name="P155" text:outline-level="2">3. Норф</text:h>
      <text:p text:style-name="P83"/>
      <text:p text:style-name="P23">Глава IV. Пределы магии</text:p>
      <text:p text:style-name="P20"/>
      <text:p text:style-name="P23"><text:soft-page-break/>Вашему покорному слуге известны четыре предела магии: </text:p>
      <text:p text:style-name="P23"/>
      <text:list xml:id="list6657053190764514952" text:style-name="L1">
        <text:list-item>
          <text:p text:style-name="P15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3"><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3">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text:soft-page-break/></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7"/>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7"/>
      <text:p text:style-name="P49"><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7"/>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text:soft-page-break/>–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text:soft-page-break/></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text:soft-page-break/>–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text:soft-page-break/>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76">и-и-и</text:span>-<text:span text:style-name="T77">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text:p>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text:soft-page-break/>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text:soft-page-break/></text:p>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55"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text:soft-page-break/>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text:soft-page-break/></text:p>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text:soft-page-break/>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text:soft-page-break/>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text:soft-page-break/></text:p>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text:soft-page-break/>–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1">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text:soft-page-break/></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text:soft-page-break/>–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text:soft-page-break/></text:p>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55" text:outline-level="2">8. Стыд</text:h>
      <text:p text:style-name="P143"/>
      <text:p text:style-name="P60">~~~ Завтра на семь в библиотеке. Селестия ~~~</text:p>
      <text:p text:style-name="P60"/>
      <text:p text:style-name="P49"><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soft-page-break/>***</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text:soft-page-break/></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text:soft-page-break/>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Селестия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text:soft-page-break/>–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text:soft-page-break/>–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3"/>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Огонь в камине разгорелся. <text:span text:style-name="T11">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text:soft-page-break/></text:p>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oft-page-break/><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text:soft-page-break/></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text:span text:style-name="T1">водку</text:span> у вас принято пить?</text:p>
      <text:p text:style-name="P35"><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7"/>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text:soft-page-break/></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text:soft-page-break/>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text:soft-page-break/>–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7"><text:soft-page-break/></text:p>
      <text:p text:style-name="P37">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text:soft-page-break/></text:p>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oft-page-break/>–<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1">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text:soft-page-break/></text:p>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8">***</text:p>
      <text:p text:style-name="P36"/>
      <text:p text:style-name="P36"><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9"><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9"/>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text:soft-page-break/>–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text:soft-page-break/></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text:soft-page-break/>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text:span text:style-name="T1">ускоритель</text:span>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и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7"/>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Эндж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text:soft-page-break/></text:p>
      <text:p text:style-name="P61">***</text:p>
      <text:p text:style-name="P83"/>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61"/>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3"/>
      <text:p text:style-name="P11">Я остановилась перед дверью. Четыре ярда брони отделяли меня от Эквестрии. Четыре ярда и двадцать пять лет.</text:p>
      <text:p text:style-name="P11"/>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преображалась.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44"/>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3"><text:span text:style-name="T1">Примечание:</text:span> <text:span text:style-name="T40">чёрный экран?</text:span></text:p>
      <text:p text:style-name="P45"/>
      <text:p text:style-name="P50">***</text:p>
      <text:p text:style-name="P49"/>
      <text:p text:style-name="P60">Дата: 12.04.<text:span text:style-name="T11">2142</text:span> А.С.</text:p>
      <text:p text:style-name="P60"><text:soft-page-break/>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44"/>
      <text:p text:style-name="P60">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44"/>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3">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0">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9"><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text:soft-page-break/>–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text:soft-page-break/></text:p>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text:soft-page-break/>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60">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0"/>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3">Стук стал громче.</text:p>
      <text:p text:style-name="P3"/>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 аликор…</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text:span text:style-name="T1">Д</text:span>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oft-page-break/><text:span text:style-name="T11">– </text:span>Не скажу. Заклинания Стар Свирла Бородатог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ю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Нет. И заводить не собираюсь!</text:span></text:p>
      <text:p text:style-name="P35"><text:span text:style-name="T11">– </text:span><text:span text:style-name="T1">Упс! Эмм… А друзья?</text:span></text:p>
      <text:p text:style-name="P35"><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9"/>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
      <text:p text:style-name="P49"><text:soft-page-break/>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1">– Г</text:span>отово. Принимай работу, хозяйка!</text:p>
      <text:p text:style-name="P49"/>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text:soft-page-break/>Единственный более-менее свободный столик был в углу, за древним музыкальным автоматом.</text:p>
      <text:p text:style-name="P49"/>
      <text:p text:style-name="P49"><text:span text:style-name="T11">– </text:span>Свободно? <text:span text:style-name="T11">– </text:span>спросил я у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pan text:style-name="T11">– </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text:p>
      <text:p text:style-name="P5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oft-page-break/><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1">– </text:span>А кто такая ниссан-пикап? И куда ты её водишь? А меня туда сводишь?</text:p>
      <text:p text:style-name="P51"/>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soft-page-break/></text:p>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6">— </text:span><text:span text:style-name="T58">эт правда?</text:span></text:p>
      <text:p text:style-name="P49"><text:span text:style-name="T16">– </text:span><text:span text:style-name="T58">Какая из? Их много, вообще-то. Ик!</text:span></text:p>
      <text:p text:style-name="P49"><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9"><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9"><text:span text:style-name="T16">– </text:span><text:span text:style-name="T58">Пока не умру?</text:span></text:p>
      <text:p text:style-name="P49"><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и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из любопытства,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рикладывая к моему лбу мокрую тряпочку.</text:p>
      <text:p text:style-name="P52"/>
      <text:p text:style-name="P52"><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
      <text:p text:style-name="P52">Пинки молча поддела меня носом и с неожиданной<text:tab/>для такой маленькой лошадки силой буквально закинула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
      <text:p text:style-name="P52"><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text:soft-page-break/></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телось загружать тебя экономическими выкладками, Анон, но я вынуждена был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 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4">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7"/>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
      <text:p text:style-name="P52"><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
      <text:p text:style-name="P52">За окном несколько пони работали в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
      <text:p text:style-name="P52"><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52"/>
      <text:p text:style-name="P132">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2"/>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2">Я осторожно подошёл к краю и глянул вниз.</text:p>
      <text:p text:style-name="P52">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2"/>
      <text:p text:style-name="P52"><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м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
      <text:p text:style-name="P52">Чёрт.</text:p>
      <text:p text:style-name="P52"/>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2"/>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2">Я поплевал на руки и сбросил рюкзак.</text:p>
      <text:p text:style-name="P52"/>
      <text:p text:style-name="P52"><text:soft-page-break/>…</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с другой стороны Провала и трясся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2"><text:soft-page-break/></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2"/>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развела копытами.</text:p>
      <text:p text:style-name="P52"/>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2"/>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
      <text:p text:style-name="P52">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39"/>
      <text:p text:style-name="P52">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2">Пегаска стояла на последнем этаже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2">Я подбежал к двери, к которой сходились красные стрелки со стилизованными изображениями пони, бегущих от огня, и стал рубить её топором.</text:p>
      <text:p text:style-name="P52"/>
      <text:p text:style-name="P52"><text:span text:style-name="T11">– Анон</text:span>, подвинься!</text:p>
      <text:p text:style-name="P52">Пегаска оттеснила меня крупом и повернулась к двери задом.</text:p>
      <text:p text:style-name="P52"/>
      <text:p text:style-name="P52">БАБАХ!!!</text:p>
      <text:p text:style-name="P52"/>
      <text:p text:style-name="P52">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
      <text:p text:style-name="P52"><text:soft-page-break/>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2"/>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
      <text:p text:style-name="P52">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ещё не слыхал, Анон!</text:p>
      <text:p text:style-name="P52"/>
      <text:p text:style-name="P52">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2"/>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
      <text:p text:style-name="P52">Пегаска задумалась. Она обернулась ко мне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
      <text:p text:style-name="P52">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oft-page-break/><text:span text:style-name="T11">– </text:span>ОГО!</text:p>
      <text:p text:style-name="P52">Единорожка аж села на крыльцо от удивления.</text:p>
      <text:p text:style-name="P52"/>
      <text:p text:style-name="P52"><text:span text:style-name="T11">– </text:span>Представля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метнулась в дом, потянув нас за собой.</text:p>
      <text:p text:style-name="P52"/>
      <text:p text:style-name="P52">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2">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2"/>
      <text:p text:style-name="P52"><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2"><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2">Единорожка уставилась на Дэш. Та икнула и сделала вид, что увлечённо интересуется видом из окна. Трикси кивнула своим мыслям.</text:p>
      <text:p text:style-name="P52"/>
      <text:p text:style-name="P52"><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9"/>
      <text:p text:style-name="P52"><text:span text:style-name="T11">– </text:span>Не пойдёт! <text:span text:style-name="T11">– </text:span>заявил я. <text:span text:style-name="T11">– </text:span>Я уже сказал,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
      <text:p text:style-name="P52">Окно <text:s/>комнаты распахнулось. Внутрь ворвался вой сирены. Несколько полицейских фургонов промчались по улице мимо.</text:p>
      <text:p text:style-name="P52">Вот дискорд!!!</text:p>
      <text:p text:style-name="P52"><text:span text:style-name="T11">– </text:span>Трикси знала, что мы договоримся, <text:span text:style-name="T11">– </text:span>улыбнулась единорожка.</text:p>
      <text:p text:style-name="P52"/>
      <text:p text:style-name="P52">…</text:p>
      <text:p text:style-name="P39"><text:soft-page-break/></text:p>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2"><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4">Исчезновение дневной главы диархии: Эквестрия в панике!</text:span>» (статья двухдневной давности).</text:p>
      <text:p text:style-name="P52">«<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2">«<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2">«<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2"/>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text:soft-page-break/>Я зажал голову в ладонях и застонал, покачиваясь из стороны в сторону.</text:p>
      <text:p text:style-name="P52"/>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2"/>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ВА-ХА-ХА!</text:p>
      <text:p text:style-name="P52"/>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52">– Более того, Трикси поможет вам! Вы можете взять наш гастрольный фургон! В нём примат может незамеченным добраться до Понивилля.</text:p>
      <text:p text:style-name="P52"/>
      <text:p text:style-name="P52">Трикси оценивающе взглянула на меня.</text:p>
      <text:p text:style-name="P52">– Конечно, Трикси могла бы сопровождать тебя в Понивилль, человек. И даже обучить паре-другой фокусов, – единорожка сделала мне «глазки»…</text:p>
      <text:p text:style-name="P52"/>
      <text:p text:style-name="P52">…Рэйнбоу Дэш нахмурилась…</text:p>
      <text:p text:style-name="P52"/>
      <text:p text:style-name="P39"><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4"/>
      <text:p text:style-name="P52">– Ы! Ы! Ы! Ы! Ы!</text:p>
      <text:p text:style-name="P52">Дэш стучала лбом о сосну с такой силой, что на неё сверху падали иголки и шишки.</text:p>
      <text:p text:style-name="P52"/>
      <text:p text:style-name="P52">Я вышел из фургона и присел рядом.</text:p>
      <text:p text:style-name="P52">– Дэш! В конце-концов, мы можем спать днём, а идти ночью. Тогда я смогу тащить фургон. Не стоит тебе так мучаться.</text:p>
      <text:p text:style-name="P52"/>
      <text:p text:style-name="P52">Пегаска молча стояла, прижавшись лбом к стволу. Я продолжил.</text:p>
      <text:p text:style-name="P52"><text:soft-page-break/>– Или же мы можем нанять земнопони. Я не буду показываться из фургона, а ты строго запретишь ему совать нос внутрь.</text:p>
      <text:p text:style-name="P52"/>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
      <text:p text:style-name="P52">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2">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2"/>
      <text:p text:style-name="P52">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2">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2"/>
      <text:p text:style-name="P52">– Дэш, – сказал я беспомощно. – Если я чем-то могу помочь — только скажи…</text:p>
      <text:p text:style-name="P52">Пегаска серьёзно взглянула на меня.</text:p>
      <text:p text:style-name="P52">– Можешь.</text:p>
      <text:p text:style-name="P52">– Как? – я с готовностью подхватился с земли.</text:p>
      <text:p text:style-name="P52"/>
      <text:p text:style-name="P52">Пегаска пробормотала что-то чуть слышно.</text:p>
      <text:p text:style-name="P52">– Что? – не расслышал я.</text:p>
      <text:p text:style-name="P52">– Обними меня, – напряжённо повторила Дэш. – Ну, помнишь, как ты это сделал на крыше «Псинтела»? Мне станет легче тянуть.</text:p>
      <text:p text:style-name="P52"/>
      <text:p text:style-name="P52">Всего-то? Я пожал плечами и обнял пегаску.</text:p>
      <text:p text:style-name="P52"/>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 Гы-гы-гы, круть! Пожалуй, это даже лучше почесушек! Осталось только проверить…</text:p>
      <text:p text:style-name="P52"><text:soft-page-break/>– Проверить что? – прохрипел я. Сила объятий пегаски поражала.</text:p>
      <text:p text:style-name="P52">– Проверить, насколько круче будут обнимашки с почесушками вместе! Приступай же!</text:p>
      <text:p text:style-name="P52"/>
      <text:p text:style-name="P52">…</text:p>
      <text:p text:style-name="P52"/>
      <text:p text:style-name="P52">– Ниже… Ещё ниже… Да, между крыльями… Оххх…</text:p>
      <text:p text:style-name="P52"/>
      <text:p text:style-name="P52">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2"/>
      <text:p text:style-name="P52">– Кру-у-у-то-о-о… – прошептала Дэш с закрытыми глазами. – Это действительно крутецки круто…</text:p>
      <text:p text:style-name="P52"/>
      <text:p text:style-name="P52">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2">– Дэш, ты чего?! Какого чёрта?</text:p>
      <text:p text:style-name="P52"/>
      <text:p text:style-name="P52">Дэш раскрыла глаза. Я упёрся ладонью ей в грудь и осторожно отодвинул от себя. Пегаска разжала объятия и залилась краской.</text:p>
      <text:p text:style-name="P52">– Я… Эмм… Хотела проверить…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2"/>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гы! Что-то ты не слишком был готов к этому разу!</text:p>
      <text:p text:style-name="P52"/>
      <text:p text:style-name="P52">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2"/>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ски скучно!</text:p>
      <text:p text:style-name="P52"/>
      <text:p text:style-name="P52">Пегаска накинула на себя плащ и стала впрягаться в фургончик.</text:p>
      <text:p text:style-name="P52">– Анон, залазь внутрь. Там впереди какой-то посёлок. Купим еды и узнаем новости. И ещё, запомни одну мегаважную вещь на будущее!</text:p>
      <text:p text:style-name="P52">– Какую?</text:p>
      <text:p text:style-name="P52">– Обнимашки с почесушками, – важно сказала пегаска, – намного круче просто почесушек!</text:p>
      <text:p text:style-name="P52"/>
      <text:p text:style-name="P53">***</text:p>
      <text:p text:style-name="P52"/>
      <text:p text:style-name="P52">Сутки спустя…</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и продолжил корпеть над письмом.</text:p>
      <text:p text:style-name="P52"/>
      <text:p text:style-name="P52">«…<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3"/>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
      <text:p text:style-name="P52">Дэш отвернулась от огня и взглянула на меня.</text:p>
      <text:p text:style-name="P52"><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
      <text:p text:style-name="P52">Проклятье! Знакомые симптомы, Анон! Не далее, как пять минут назад ты описывал их в письме Селестии.</text:p>
      <text:p text:style-name="P52">Нехорошее предчувствие закралось в душу. Я поставил кастрюлю с картошкой на печку.</text:p>
      <text:p text:style-name="P52"/>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2">– …Да ладно!</text:p>
      <text:p text:style-name="P52"/>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text:soft-page-break/>–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
      <text:p text:style-name="P52">Я мыл тарелки после ужина, когда услышал бормотание Дэш за спиной.</text:p>
      <text:p text:style-name="P52"/>
      <text:p text:style-name="P52">«И-и-и… о-о-о… эн… а-а-а… И она… П-э-э-э… о-о-о… Как эта буква называется, забери меня дискорд? Ша? Ша! Эл! А! Мммм… И она пошла… Ы-ы-ы!!!»</text:p>
      <text:p text:style-name="P52"/>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text:soft-page-break/>– Сказку!!! – подушка полетела в меня.</text:p>
      <text:p text:style-name="P52"/>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text:soft-page-break/>–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
      <text:p text:style-name="P52">Скррржжжж… Скррржжж… Скррржжж…</text:p>
      <text:p text:style-name="P52"/>
      <text:p text:style-name="P52">Снаружи раздался скрежет. В глубокой ночи, посреди абсолютной тишины, этот тихий размеренный звук таил необъяснимую угрозу.</text:p>
      <text:p text:style-name="P52"/>
      <text:p text:style-name="P52">Скррржжжж… Скррржжж…</text:p>
      <text:p text:style-name="P52"/>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
      <text:p text:style-name="P52">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2">– Что ты тут делаешь так поздно? Где твои родители? – вздохнул с облегчением я.</text:p>
      <text:p text:style-name="P52"/>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60">37 пни</text:span></text:p>
      <text:p text:style-name="P71">24пн</text:p>
      <text:p text:style-name="P71">15</text:p>
      <text:p text:style-name="P52"><text:span text:style-name="T24">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text:p text:style-name="P52">– Анон! Оглянись! – тревожно воскликнула Дэш у меня за спиной.</text:p>
      <text:p text:style-name="P52"/>
      <text:p text:style-name="P52">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Едва видные в свете луны, десятки разломов в долине внизу паутиной сходились к месту, эпицентром которого был Груммингтон.</text:p>
      <text:p text:style-name="P52"/>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text:p text:style-name="P52">– Анон, запрыгивай!</text:p>
      <text:p text:style-name="P52"/>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й же стен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2"/>
      <text:p text:style-name="P52">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2"/>
      <text:p text:style-name="P52"><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
      <text:p text:style-name="P52">Пегаска взмахнула крыльями для эффекта. Неожиданно для неё и меня, взмах крыльев подбросил её вверх на хороший метр.</text:p>
      <text:p text:style-name="P52"/>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text:p text:style-name="P52">–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2"/>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
      <text:p text:style-name="P52">Пегаска критически оглядела меня.</text:p>
      <text:p text:style-name="P52">–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вибрировать от скорости у меня в руках,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А того, что я тебя сейчас!..</text:p>
      <text:p text:style-name="P52"/>
      <text:p text:style-name="P52">ХЛОП!</text:p>
      <text:p text:style-name="P52"/>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была такой милой тогда.</text:p>
      <text:p text:style-name="P52"/>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
      <text:p text:style-name="P52"><text:soft-page-break/>Я задумался.</text:p>
      <text:p text:style-name="P52">–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
      <text:p text:style-name="P52">Пегаска всмотрелась мне в лицо, как будто видя меня впервые.</text:p>
      <text:p text:style-name="P52">– Ты имеешь ввиду, тебе утром никто не скажет: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text:soft-page-break/></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2"/>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семьдесят фунтов, – половина наших запасов картошки ухнула следом.</text:p>
      <text:p text:style-name="P52">– Я могу тащить тебя, когда ты весишь двести! – насос и запасные колеса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2"/>
      <text:p text:style-name="P52">…</text:p>
      <text:p text:style-name="P52"/>
      <text:p text:style-name="P52">Ю-ху-у-у!!!</text:p>
      <text:p text:style-name="P52"/>
      <text:p text:style-name="P52">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2">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Кантерлот. Ещё день пути — и сворачиваем к Понивиллю.</text:p>
      <text:p text:style-name="P52"><text:soft-page-break/>– А ты выдержишь?</text:p>
      <text:p text:style-name="P52">Пегаска фыркнула.</text:p>
      <text:p text:style-name="P52">– Я-то выдержу. Самокат — не уверена.</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text:p text:style-name="P52">– «Трасса 52», – прочла Дэш на табличке и почесала в затылке. – Что-то я не помню тут никаких трасс. Наверное, недавно построили.</text:p>
      <text:p text:style-name="P52"/>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text:p text:style-name="P52">– Дэ-э-эш! Тормози-и-и!!!</text:p>
      <text:p text:style-name="P52">– Чего-о-о?! Не слышу-у-у!!!</text:p>
      <text:p text:style-name="P52"/>
      <text:p text:style-name="P52">КРАК!!!</text:p>
      <text:p text:style-name="P52"/>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3"/>
      <text:p text:style-name="P63"><text:s/>В какой-то момент пришло осознание.</text:p>
      <text:p text:style-name="P63"/>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
      <text:p text:style-name="P63">В сиянии проступают очертания предметов. Дверь? Этот предмет называется «дверь»? Кровать? Капельница? Дефибриллятор?</text:p>
      <text:p text:style-name="P63">Я зажмуриваюсь от яркого света люминесцентных ламп. Откуда-то сбоку доносится неприятный зуммер и тихие фразы.</text:p>
      <text:p text:style-name="P63"/>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
      <text:p text:style-name="P63">Я открываю глаза и вижу фигуру в голубом.</text:p>
      <text:p text:style-name="P63"/>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text:p text:style-name="P63">– Больной, как вы себя чувствуете? Вы можете назвать своё имя?</text:p>
      <text:p text:style-name="P63"/>
      <text:p text:style-name="P63">Я закрываю глаза и пытаюсь вспомнить.</text:p>
      <text:p text:style-name="P63"/>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3">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text:p text:style-name="P63">– Ано-о-он! Ано-о-он! Ано-о-он!</text:p>
      <text:p text:style-name="P63"/>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3"/>
      <text:p text:style-name="P63">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3"/>
      <text:p text:style-name="P63">Я открываю глаза и вижу фигуру в голубом.</text:p>
      <text:p text:style-name="P63"/>
      <text:p text:style-name="P52">…</text:p>
      <text:p text:style-name="P52"/>
      <text:p text:style-name="P52">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
      <text:p text:style-name="P52">Я был полузадушен силой объятий пегаски.</text:p>
      <text:p text:style-name="P52"/>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2"/>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2"/>
      <text:p text:style-name="P52">Вроде, не издевается.</text:p>
      <text:p text:style-name="P52"/>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text:p text:style-name="P52"><text:soft-page-break/>– Я бегаю ещё хуже, чем ты таскаешь фургоны. То есть, чуть лучше, чем никак.</text:p>
      <text:p text:style-name="P52"/>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2"><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2"/>
      <text:p text:style-name="P52">Два дня спустя…</text:p>
      <text:p text:style-name="P52"/>
      <text:p text:style-name="P52"><text:soft-page-break/>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40"/>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пасть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4"/>
      <text:p text:style-name="P54">– Ну что, отправляемся? – Дэш свесилась с носа, глядя в зеленоватую воду. – Как лодку назовёшь, кэп?</text:p>
      <text:p text:style-name="P54">– «Две банки»<text:span text:style-name="T11">,</text:span>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
      <text:p text:style-name="P54">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4"/>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61">Я не давал ей повода!</text:span></text:p>
      <text:p text:style-name="P69"/>
      <text:p text:style-name="P54">– Это не твоё дело! – рявкнул я.</text:p>
      <text:p text:style-name="P54">– Ах, не моё?! Не моё после побега из Псинтела?! Не моё после обнимашек в фургоне?! Не моё после трассы 52?!! Ты… Ты…</text:p>
      <text:p text:style-name="P54">– Что «я»??!</text:p>
      <text:p text:style-name="P54">– Ты… ты неискренний со мной! Так нечестно!!!</text:p>
      <text:p text:style-name="P54">–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4">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4"><text:soft-page-break/></text:p>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
      <text:p text:style-name="P54"><text:soft-page-break/>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6">…</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5"/>
      <text:p text:style-name="P66">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6"/>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
      <text:p text:style-name="P54">Хлоп! Мы с пегаской болтаемся в магической ауре в метре от пола, беспомощно дергая ногами и крыльями. У меня возникло чувство дежавю.</text:p>
      <text:p text:style-name="P54">Когда растрепанная заучка с бегающими глазками и недоброй ухмылочкой вышла из темноты, мне поплохело.</text:p>
      <text:p text:style-name="P54"/>
      <text:p text:style-name="P54">Ни слова ни говоря, Твайлайт отперла дверь в подвал и потащила меня за собой.</text:p>
      <text:p text:style-name="P54"/>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4"/>
      <text:p text:style-name="P54">ХРУСТЬ!</text:p>
      <text:p text:style-name="P54"/>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
      <text:p text:style-name="P54"><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4"/>
      <text:p text:style-name="P54"><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4"/>
      <text:p text:style-name="P54">Я молча дёргался, пытаясь сломать браслеты.</text:p>
      <text:p text:style-name="P54"/>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
      <text:p text:style-name="P54">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4"/>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4">Скальпель с огромной скоростью метнулся ко мне.</text:p>
      <text:p text:style-name="P54"/>
      <text:p text:style-name="P54"><text:span text:style-name="T11">– </text:span>А-А-А-А-А-А!!!</text:p>
      <text:p text:style-name="P54">Вжик-вжик-вжик!</text:p>
      <text:p text:style-name="P54"/>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1">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
      <text:p text:style-name="P54"><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4"/>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
      <text:p text:style-name="P54"><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
      <text:p text:style-name="P54">Твайлайт вытащила воронку из аппарата и приставила её к моей груди. За воронкой к ящику тянулся толстый гофрированный шланг.</text:p>
      <text:p text:style-name="P54"/>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4"/>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
      <text:p text:style-name="P54">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
      <text:p text:style-name="P54">Мой полёт сквозь усыпанную звёздами сине-зелёную мглу закончился столкновением с чем-то мягким.</text:p>
      <text:p text:style-name="P54"/>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магический резонанс так среагирует на…</text:p>
      <text:p text:style-name="P54"/>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5">***</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
      <text:p text:style-name="P54">Я прыгал на одной ноге, натягивая джинсы.</text:p>
      <text:p text:style-name="P54"><text:span text:style-name="T11">– </text:span>Они лежали в нагрудном кармане рубашки.</text:p>
      <text:p text:style-name="P54"/>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
      <text:p text:style-name="P54"><text:span text:style-name="T11">– </text:span>Вот, прибрался малёхо. Но с потолка сажу ещё не успел отчистить, там стремянка нужна.</text:p>
      <text:p text:style-name="P54"><text:soft-page-break/><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4"/>
      <text:p text:style-name="P54">Я отдышался. Поняхи участливо смотрели на меня, выискивая признаки успокоения.</text:p>
      <text:p text:style-name="P54"/>
      <text:p text:style-name="P54"><text:span text:style-name="T11">– </text:span>Отпустите. Я уже правильный, <text:span text:style-name="T11">– </text:span>наконец произнёс я.</text:p>
      <text:p text:style-name="P54"/>
      <text:p text:style-name="P54">Пинки, Дэш и Твайлайт слезли с горы подушек, наваленных на меня во время эмоционального взрыва. Эпплджек встала с ног.</text:p>
      <text:p text:style-name="P54"/>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4"/>
      <text:p text:style-name="P54">…</text:p>
      <text:p text:style-name="P54"><text:soft-page-break/></text:p>
      <text:p text:style-name="P54"><text:span text:style-name="T11">– </text:span>Ты точно знаешь, што делаешь? 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М</text:span>не, к-к-кажется, нужно пойти п-п-покормить Энджела… Я, эмм, скоро вернусь…</text:p>
      <text:p text:style-name="P54"><text:span text:style-name="T11">– </text:span>Флатти, мы же договаривались! Это абсолютно, я подчёркиваю, абсолютно безопасно!</text:p>
      <text:p text:style-name="P54"><text:span text:style-name="T11">– </text:span>Т-т-ты и в прошлый раз так же г-г-говорила… Я… Я не могу… Я просто не могу…</text:p>
      <text:p text:style-name="P54"><text:span text:style-name="T11">– </text:span>Флатти!</text:p>
      <text:p text:style-name="P54"><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4"><text:span text:style-name="T11">– </text:span>НЕТ! Я… Я согласна! Только з-з-завяжите мне глаза, п-п-пожалуйста…</text:p>
      <text:p text:style-name="P54"><text:span text:style-name="T11">– Кобылки</text:span>, приготовились! Начинаю обратный отсчёт! Десять! Девять! Восемь! Семь!</text:p>
      <text:p text:style-name="P54"/>
      <text:p text:style-name="P54">Гудение синхрофазотрона усилилось. Картинка у меня перед глазами поплыла.</text:p>
      <text:p text:style-name="P54"/>
      <text:p text:style-name="P54"><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4"/>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4"/>
      <text:p text:style-name="P54">Я вглядываюсь в далёкую вершину.</text:p>
      <text:p text:style-name="P54"/>
      <text:p text:style-name="P54">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4"/>
      <text:p text:style-name="P54">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
      <text:p text:style-name="P54"><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4">Плотный квадратик письма сразу же попадается под руку в дупле.</text:p>
      <text:p text:style-name="P54"/>
      <text:p text:style-name="P64">«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4">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4">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4">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4">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4">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4">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4">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найти меня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6"/>
      <text:p text:style-name="P64"><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4"/>
      <text:p text:style-name="P54">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4"/>
      <text:p text:style-name="P54">Я мчусь к мосту.</text:p>
      <text:p text:style-name="P54"><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4"/>
      <text:p text:style-name="P54">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4">Через Провал перекинут потрёпанный верёвочный мост.</text:p>
      <text:p text:style-name="P54"/>
      <text:p text:style-name="P54">Я переправляюсь через пропасть.</text:p>
      <text:p text:style-name="P54"/>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9"/>
      <text:p text:style-name="P54">Мириады пульсирующих нитей сходятся к центру комнаты, где на матрасе лежит обтянутый шкурой скелет аликорна.</text:p>
      <text:p text:style-name="P54"/>
      <text:p text:style-name="P54">Я осторожно пересекаю комнату, разгребаю образовавшийся сугроб снега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
      <text:p text:style-name="P54">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4"/>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
      <text:p text:style-name="P54">Смех скелета похож на кашель.</text:p>
      <text:p text:style-name="P54"><text:soft-page-break/></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 ТЫ НИЧЕГО НЕ СМОЖЕШЬ!!!</text:p>
      <text:p text:style-name="P54"/>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4">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4">Доволен? Вот что ты узнал своим экспериментом! Твайлайт зря старалась…</text:p>
      <text:p text:style-name="P54"/>
      <text:p text:style-name="P54">Луна снова закашливается едким смехом и отпивает из вазы, стоящей на полу рядом с матрацем. На кромке вазы остаётся кровавый след.</text:p>
      <text:p text:style-name="P40"/>
      <text:p text:style-name="P54"><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4"/>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
      <text:p text:style-name="P54"><text:span text:style-name="T11">– </text:span>Но что в Нашей власти — так это вышвырнуть тебя отсюда!</text:p>
      <text:p text:style-name="P54">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4"/>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p>
      <text:p text:style-name="P54"><text:span text:style-name="T11">– </text:span>Кимеринн погиб, чтобы ты жил!</text:p>
      <text:p text:style-name="P54">Шаг назад.</text:p>
      <text:p text:style-name="P54"/>
      <text:p text:style-name="P54"><text:span text:style-name="T11">– </text:span>Сестра утратила магию и развоплотилась из-за тебя!</text:p>
      <text:p text:style-name="P54">Шаг назад.</text:p>
      <text:p text:style-name="P54"/>
      <text:p text:style-name="P54"><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
      <text:p text:style-name="P54">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4"/>
      <text:p text:style-name="P54">Я проваливаюсь в сине-зелёную мглу, усыпанную звёздами.</text:p>
      <text:p text:style-name="P54"/>
      <text:p text:style-name="P55">***</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4"/>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4"/>
      <text:p text:style-name="P69">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4"/>
      <text:p text:style-name="P54">Ближе.</text:p>
      <text:p text:style-name="P54"/>
      <text:p text:style-name="P54">Тело ощущает дискомфорт от низкочастотной вибрации, как будто рядом проходит поезд.</text:p>
      <text:p text:style-name="P54"/>
      <text:p text:style-name="P54">Ещё ближе.</text:p>
      <text:p text:style-name="P54"/>
      <text:p text:style-name="P54">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4"/>
      <text:p text:style-name="P54"><text:soft-page-break/>Совсем близко.</text:p>
      <text:p text:style-name="P54"/>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
      <text:p text:style-name="P54">Я киваю ей в ответ. Мне понятно, почему.</text:p>
      <text:p text:style-name="P54"/>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7"><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4"/>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4"/>
      <text:p text:style-name="P54">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
      <text:p text:style-name="P54"><text:soft-page-break/><text:span text:style-name="T11">– </text:span>Ну што? Увидел што-нибудь, сахарок?</text:p>
      <text:p text:style-name="P54">Пони уставились на меня с надеждой.</text:p>
      <text:p text:style-name="P54"/>
      <text:p text:style-name="P54"><text:span text:style-name="T11">– </text:span>Да.</text:p>
      <text:p text:style-name="P54">Откровение давило на психику как тонна кирпичей. Я не знал, что им сказать. Я не мог.</text:p>
      <text:p text:style-name="P54"/>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
      <text:p text:style-name="P54">Тишина сменилась гулом голосов. Пони вполголоса обсуждали ситуацию, посматривая на меня и почёсывая в затылках.</text:p>
      <text:p text:style-name="P54"/>
      <text:p text:style-name="P54"><text:span text:style-name="T11">– </text:span>Конски яблоки! Вот это поворот! А мне так хотелось узнать, што за нечисть тут орудует!</text:p>
      <text:p text:style-name="P54"><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4">…</text:p>
      <text:p text:style-name="P54"/>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
      <text:p text:style-name="P54">Твайлайт протёрла доску тряпочкой и нарисовала на ней коробку.</text:p>
      <text:p text:style-name="P54"><text:span text:style-name="T11">– </text:span>Предположим, в коробке заперт кот!</text:p>
      <text:p text:style-name="P40"/>
      <text:p text:style-name="P54"><text:span text:style-name="T11">Н</text:span>арисованный кот упирался лапами в крышку коробки, явно пытаясь выбраться.</text:p>
      <text:p text:style-name="P54"/>
      <text:p text:style-name="P54"><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4"><text:span text:style-name="T11">– </text:span>Бедный котик! <text:span text:style-name="T11">– </text:span>прошептала Флаттершай.</text:p>
      <text:p text:style-name="P54"/>
      <text:p text:style-name="P54"><text:soft-page-break/>Я насторожился, услышав знакомое название.</text:p>
      <text:p text:style-name="P54"/>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
      <text:p text:style-name="P54">Твайлайт прокашлялась, отпила из графина и продолжила.</text:p>
      <text:p text:style-name="P54"/>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
      <text:p text:style-name="P54">Пони молчали, переваривая информацию. Дэш с отсутствующим видом следила за пауком на потолке.</text:p>
      <text:p text:style-name="P54"/>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
      <text:p text:style-name="P54">Я поднял руку, прося слово. Пони обернулись на меня и затихли.</text:p>
      <text:p text:style-name="P54"/>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
      <text:p text:style-name="P54">…</text:p>
      <text:p text:style-name="P54"/>
      <text:p text:style-name="P54"><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
      <text:p text:style-name="P54"><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4"><text:soft-page-break/>В голосе лавандовой единорожки звучал металл. Мы опять полетели к Твайлайт.</text:p>
      <text:p text:style-name="P54"/>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
      <text:p text:style-name="P54">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
      <text:p text:style-name="P54"><text:span text:style-name="T11">– О</text:span>хренеть! <text:span text:style-name="T11">– </text:span>чертыхнулся Спайк. <text:span text:style-name="T11">– </text:span><text:s/>Твай, она создаёт сферу стихий!</text:p>
      <text:p text:style-name="P54"><text:soft-page-break/><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
      <text:p text:style-name="P54">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
      <text:p text:style-name="P54">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
      <text:p text:style-name="P54"><text:soft-page-break/>Через некоторое время этой крохотн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oft-page-break/><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0"/>
      <text:p text:style-name="P54"><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4">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4"/>
      <text:p text:style-name="P54">Кажется, ты придумал, как отомстить надменной кобыле, Анон!</text:p>
      <text:p text:style-name="P54"/>
      <text:p text:style-name="P54">Напрягая силу воли, я отдал приказ непослушному телу. Ладонь стала плавно сжиматься.</text:p>
      <text:p text:style-name="P40">–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0"/>
      <text:p text:style-name="P40"><text:soft-page-break/>Моя ладонь сжала проезжающий мимо нос Луны. Гневная тирада ночной аликорницы завершилась трубным рёвом.</text:p>
      <text:p text:style-name="P54">С громким хлопком время восстановило свой ход, сознания воссоединились, все попадали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4"/>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
      <text:p text:style-name="P54">Я задумался. Как объяснить ей, не рассказывая основное? То, от чего весь мир остановится? Как описать частность, не раскрыв суть?</text:p>
      <text:p text:style-name="P54"/>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4"/>
      <text:p text:style-name="P54"><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4">Нет, только не это! Только не из-за меня! Ну хватит же! Я не могу быть виноватым во всех бедах Эквестрии!</text:p>
      <text:p text:style-name="P54"/>
      <text:p text:style-name="P54"><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4"/>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Селестия. Она стояла в очереди к Чёрному Экрану. А за экраном…</text:p>
      <text:p text:style-name="P54"/>
      <text:p text:style-name="P54">Будь что будет, Анон! Молись, чтобы клочок информации не привёл к глобальной катастрофе!</text:p>
      <text:p text:style-name="P54"/>
      <text:p text:style-name="P54"><text:span text:style-name="T11">– А з</text:span>а экраном был мой мир. Я узнал его!</text:p>
      <text:p text:style-name="P54"/>
      <text:p text:style-name="P54">Ничего не изменилось. В разговор встряла Твайлайт, до этого тихо стоявшая в сторонке.</text:p>
      <text:p text:style-name="P54"><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4"/>
      <text:p text:style-name="P54">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4"/>
      <text:p text:style-name="P54"><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4"><text:soft-page-break/>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4"/>
      <text:p text:style-name="P54">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4"/>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4"/>
      <text:p text:style-name="P54">Единорожка вернулась в библиотеку. Некоторое время мы с Луной молча слушали звуки засыпающего Понивилля.</text:p>
      <text:p text:style-name="P54"/>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40"/>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в Эквестрии с его помощью?</text:p>
      <text:p text:style-name="P54"/>
      <text:p text:style-name="P54">Аликорница смутилась.</text:p>
      <text:p text:style-name="P54"><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
      <text:p text:style-name="P54">Я присмотрелся к ночной принцессе с подозрением. Что она знает о нас с Селестией?</text:p>
      <text:p text:style-name="P54"/>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54"/>
      <text:p text:style-name="P54">Дружеский интим «для здоровья» всё ещё вызывает в тебе досаду, Анон!</text:p>
      <text:p text:style-name="P54"/>
      <text:p text:style-name="P49">Луна бросила на меня тяжёлый взгляд.</text:p>
      <text:p text:style-name="P52"><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
      <text:p text:style-name="P49"><text:span text:style-name="T17">–</text:span> Тогда зачем она..?</text:p>
      <text:p text:style-name="P49"><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
      <text:p text:style-name="P52">У аликорницы отвалилась челюсть.</text:p>
      <text:p text:style-name="P52"><text:span text:style-name="T18">–</text:span> Другие? Кто ещё?<text:span text:style-name="T11"> </text:span>С кем ещё у тебя были… отношения?</text:p>
      <text:p text:style-name="P49"><text:span text:style-name="T17">–</text:span> С Рэйнбоу Дэш, <text:span text:style-name="T17">–</text:span> ответил я несчастным голосом. <text:span text:style-name="T17">–</text:span> И, может быть, с Пинки.</text:p>
      <text:p text:style-name="P49"><text:span text:style-name="T17">–</text:span> А ты живчик, <text:span text:style-name="T17">–</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9"><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40">– Очень мне надо врать! – возмутился я. – Сел исцелила меня в Кантерлоте с помощью заместительной терапии.</text:p>
      <text:p text:style-name="P40"/>
      <text:p text:style-name="P40">Луна вскинула копыто к <text:span text:style-name="T1">виску</text:span> и закатила глаза.</text:p>
      <text:p text:style-name="P49"><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
      <text:p text:style-name="P54">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4"/>
      <text:p text:style-name="P40">Луна вздохнула и повернулась ко мне.</text:p>
      <text:p text:style-name="P49"><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9"/>
      <text:p text:style-name="P49">Аликорница фыркнула.</text:p>
      <text:p text:style-name="P49"><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
      <text:p text:style-name="P54">Я пожал плечами и спустился с пегаской вниз, к компании.</text:p>
      <text:p text:style-name="P54"/>
      <text:h text:style-name="P156" text:outline-level="2"><text:soft-page-break/><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
      <text:p text:style-name="P54">Тук-тук-тук!</text:p>
      <text:p text:style-name="P54"/>
      <text:p text:style-name="P54"><text:span text:style-name="T11">– Анон</text:span>, ты тут? <text:span text:style-name="T11">– </text:span>Дэш просунула нос в дверь, не дожидаясь отклика. <text:span text:style-name="T11">– </text:span>Ага, вот ты где! Я с тобой!</text:p>
      <text:p text:style-name="P54">Пегаск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Дэш.</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4"/>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4"/>
      <text:p text:style-name="P54">Я мило улыбнулся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но та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
      <text:p text:style-name="P54">Аликорница обвела присутствующих долгим взглядом и начала.</text:p>
      <text:p text:style-name="P54"><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4"/>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4">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4">С этими словами аликорница развернула свиток, достигший нижним концом пола.</text:p>
      <text:p text:style-name="P54">Твайлайт схватилась за голову.</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text:soft-page-break/></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
      <text:p text:style-name="P54">Заросли можжевельника раздвинулись, пропуская синюю единорожку.</text:p>
      <text:p text:style-name="P54"/>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4"/>
      <text:p text:style-name="P54">Индиго молча села возле меня. Потом она всхлипнула. Потом тяжело вздохнула.</text:p>
      <text:p text:style-name="P54">– Пожалуйста, скажи мне, что с ними.</text:p>
      <text:p text:style-name="P54"><text:soft-page-break/></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
      <text:p text:style-name="P54">Индиго хмуро взглянула на меня.</text:p>
      <text:p text:style-name="P54">–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
      <text:p text:style-name="P54">В серебряной коробке вместо книги лежал одинокий листок бумаги.</text:p>
      <text:p text:style-name="P64"><text:soft-page-break/></text:p>
      <text:p text:style-name="P64">«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4"/>
      <text:p text:style-name="P54">«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4"/>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4"/>
      <text:p text:style-name="P54">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4">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4">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4"><text:soft-page-break/></text:p>
      <text:p text:style-name="P54">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4"/>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
      <text:p text:style-name="P54">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4"/>
      <text:p text:style-name="P54">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Беседующие остановились прямо у колонны, за которой сидел я.</text:p>
      <text:p text:style-name="P54"/>
      <text:p text:style-name="P54"><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4"/>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text:p text:style-name="P54">Я поднялся.</text:p>
      <text:p text:style-name="P54">–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4">Луна сочувственно кивнула.</text:p>
      <text:p text:style-name="P54">–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4">Я понимающе покачал головой. Чёрная фурия была не так уж плоха, если узнать её получше!</text:p>
      <text:p text:style-name="P54">Аликорница смущённо улыбнулась.</text:p>
      <text:p text:style-name="P54">–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4"><text:soft-page-break/>– О, да! Классно играют! Впервые слышу в Эквестрии такую продвинутую музыку.</text:p>
      <text:p text:style-name="P54">Луна вздохнула.</text:p>
      <text:p text:style-name="P54">–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4"/>
      <text:p text:style-name="P54">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4">–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4">Принц позеленел, промычал нечто нечленораздельное и махнул копытом носильщикам двигаться дальше.</text:p>
      <text:p text:style-name="P54"/>
      <text:p text:style-name="P54">Во дворце, вручив мне тяжёлую шкатулку серебряной окантовки с хрустальным шаром на крышке,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
      <text:p text:style-name="P54">Она что,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4"/>
      <text:p text:style-name="P54">Перепрыгивая через две ступеньки я достиг вершины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9"/>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
      <text:p text:style-name="P54">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4"/>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4"/>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4"/>
      <text:p text:style-name="P54">Штурвал заклинило. Бля!!!</text:p>
      <text:p text:style-name="P54"/>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
      <text:p text:style-name="P54">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
      <text:p text:style-name="P54">Замок.</text:p>
      <text:p text:style-name="P54">Проклятье, что с замком?!</text:p>
      <text:p text:style-name="P54"/>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
      <text:p text:style-name="P54">А я-то был в воздухе, в ста метрах над землёй! В воздухе, блядь, а не на земле!</text:p>
      <text:p text:style-name="P54"/>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
      <text:p text:style-name="P54">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text:soft-page-break/></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69">Зафиксирована опасная ситуация. Сознание пациента </text:span><text:span text:style-name="T71">[</text:span><text:span text:style-name="T69">СЕЛЕСТИЯ</text:span><text:span text:style-name="T71">]</text:span><text:span text:style-name="T69"> не регистрируется. Активируется протокол экстренной эвакуации пациента </text:span><text:span text:style-name="T71">[</text:span><text:span text:style-name="T69">СЕЛЕСТИЯ</text:span><text:span text:style-name="T71">]</text:span><text:span text:style-name="T69"> к супервизору </text:span><text:span text:style-name="T71">[</text:span><text:span text:style-name="T69">ЛУНА</text:span><text:span text:style-name="T71">]</text:span><text:span text:style-name="T69">.</text:span></text:p>
      <text:p text:style-name="P78"/>
      <text:p text:style-name="P54">Я обернулся.</text:p>
      <text:p text:style-name="P54"/>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
      <text:p text:style-name="P54">БЛЯ!!!</text:p>
      <text:p text:style-name="P54">Какая тупица закрыла двери?</text:p>
      <text:p text:style-name="P54"/>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text:soft-page-break/>–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идиотом.</text:p>
      <text:p text:style-name="P54"/>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6"/>
      <text:p text:style-name="P54">Скалу ощутимо тряхнуло. Грибной суп выплеснулся из супницы на стол.</text:p>
      <text:p text:style-name="P54">– Конски яблоки! Четвёртый день уж волокут. Могли б и научиться наконец-то, – проворчала Эпплджек с набитым ртом.</text:p>
      <text:p text:style-name="P54"/>
      <text:p text:style-name="P54">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4">«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у железной дороги.</text:p>
      <text:p text:style-name="P54">– Эй-Джей, гляди, твоя ферма! Я даже Биг Мака вижу. Вон, дрыхнет в стогу, – Дэш указала на красную точку в поле на окраине городка.</text:p>
      <text:p text:style-name="P54">–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4"/>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4"/>
      <text:p text:style-name="P54">– Итак, через день мы достигнем цели. 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
      <text:p text:style-name="P54">Я вспомнил, как мы драпали из замка, но промолчал.</text:p>
      <text:p text:style-name="P54"/>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
      <text:p text:style-name="P54">Я продемонстрировал ночной принцессе шкатулку с беспорядочно мечущейся стрелкой.</text:p>
      <text:p text:style-name="P54"/>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
      <text:p text:style-name="P54">Дэш подняла копыто.</text:p>
      <text:p text:style-name="P54">– Если я правильно врубилась, нам надо навести в болоте шороху при посадке? Чтоб ничего не дёргалось? Это для меня — фигня! Было б о чём говорить.</text:p>
      <text:p text:style-name="P54"/>
      <text:p text:style-name="P54">Все, включая меня, вытаращились на пегаску с великим удивлением. Дискорд покрутил когтем у виска.</text:p>
      <text:p text:style-name="P54"/>
      <text:p text:style-name="P54">– Я могу влупить по болоту радужным ударом, – объяснила пегаска. – Ручаюсь, после этого пландерсидам будет не до нас.</text:p>
      <text:p text:style-name="P54"/>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4"/>
      <text:p text:style-name="P54">Драконикус для наглядности плюнул. Плевок затормозил у потолка, изменил направление на девяносто градусов и вылетел в окно.</text:p>
      <text:p text:style-name="P54"/>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4"/>
      <text:p text:style-name="P54">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text:p text:style-name="P54"><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4"/>
      <text:p text:style-name="P54">Луна с шумом захлопнула справочник.</text:p>
      <text:p text:style-name="P54">–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
      <text:p text:style-name="P54">Луна нахмурилась.</text:p>
      <text:p text:style-name="P54">– Мы видим, у тебя уже есть готовое решение. Говори.</text:p>
      <text:p text:style-name="P54"/>
      <text:p text:style-name="P54">Дискорд устроился поудобнее и демонстративно поправил бейсболку со <text:span text:style-name="T24">«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4"/>
      <text:p text:style-name="P54">Луна скосила глаза на меня в немом вопросе. <text:s/>Я не увидел ответную мимику Дискорда — тот повернулся ко мне спиной.</text:p>
      <text:p text:style-name="P54"/>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text:soft-page-break/></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1">*</text:p>
      <text:p text:style-name="P40"/>
      <text:p text:style-name="P49"><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4">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
      <text:p text:style-name="P54">Я почувствовал резкую боль. Отдёрнув руку, я увидел на пальце кровь из ранки. </text:p>
      <text:p text:style-name="P54">Дэш смутилась.</text:p>
      <text:p text:style-name="P54"><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щения. Луна колебалась. Сам же я не считал себя вправе выдвигать требования на эту тему.</text:p>
      <text:p text:style-name="P54"/>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
      <text:p text:style-name="P54">Розовая пони уселась на круп, копытами оттянула веки и высунула язык, сотворив совершенно безумную мордаху.</text:p>
      <text:p text:style-name="P54"/>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лучшие.</text:p>
      <text:p text:style-name="P54">– А я — лучшая из лучших! – похлопала себя в грудь Дэш. – Не забывай об этом!</text:p>
      <text:p text:style-name="P54"/>
      <text:p text:style-name="P54">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
      <text:p text:style-name="P54"><text:soft-page-break/>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
      <text:p text:style-name="P54">Сарказм скроет твою <text:s/>печаль, Анон!</text:p>
      <text:p text:style-name="P54"/>
      <text:p text:style-name="P54">–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4"/>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4"/>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text:soft-page-break/>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
      <text:p text:style-name="P49">Или, может быть, в тебе, Анон, если ты до сих пор пытаешься судить о пони по стандартам мира людей?</text:p>
      <text:p text:style-name="P49"/>
      <text:p text:style-name="P49">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
      <text:p text:style-name="P49">Пегаска, не услышав от меня слов восхищения, надулась.</text:p>
      <text:p text:style-name="P49">–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
      <text:p text:style-name="P49">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text:soft-page-break/>протесты пегаски,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9"/>
      <text:p text:style-name="P49">Аликорница легонько коснулась крылом моего плеча.</text:p>
      <text:p text:style-name="P49"><text:soft-page-break/>– Будь храбр. Будь стоек. Будь силён. Что бы ни случилось, помни: Эквестрия с тобой. Эквестрия в тебе. Навсегда. И всегда. Удачи, солдат!</text:p>
      <text:p text:style-name="P49"/>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Пегаска кивнула.</text:p>
      <text:p text:style-name="P49"><text:soft-page-break/>–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9"/>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
      <text:p text:style-name="P49">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9">Мечты — мечты. Я горько улыбнулся своим мыслям.</text:p>
      <text:p text:style-name="P49"/>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
      <text:p text:style-name="P49"><text:soft-page-break/>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
      <text:p text:style-name="P49">Спокойно, Анон, всё под контролем. Просто доверься ей.</text:p>
      <text:p text:style-name="P49"/>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5"/>
      <text:p text:style-name="P49">И прежде чем я успел что-либо осмыслить, из дальнего закутка моей души вырвался ответ.</text:p>
      <text:p text:style-name="P95"/>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5"/>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
      <text:p text:style-name="P49">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9">И словно частички радуги, крохотные капельки срывались с гривы и падали мне на щеку.</text:p>
      <text:p text:style-name="P49">Одна, вторая, третья. Откуда дождь? Мы же над облаками? Я попробовал влагу на вкус.</text:p>
      <text:p text:style-name="P49">Солёная.</text:p>
      <text:p text:style-name="P49">Проклятье! Я хотел избежать этого.</text:p>
      <text:p text:style-name="P49"/>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
      <text:p text:style-name="P49">Отцепив пегаску от «Королевы Лорен», я тихо спросил её:</text:p>
      <text:p text:style-name="P52"><text:soft-page-break/>–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фига? У тебя глюки, Анон?</text:p>
      <text:p text:style-name="P52"/>
      <text:p text:style-name="P52">Её наигранная весёлость только утвердила меня в своей правоте. Я осторожно снял с Дэш громадные противосолнечные очки.</text:p>
      <text:p text:style-name="P52"/>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4">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
      <text:p text:style-name="P54">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4"/>
      <text:p text:style-name="P54">Предупреждая зарождающуюся панику, аликорница подняла копыто.</text:p>
      <text:p text:style-name="P54">–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4">Аликорница подошла к нам и замерла в ожидании. Тяжкое чувство накрыло меня.</text:p>
      <text:p text:style-name="P54"/>
      <text:p text:style-name="P54">– Вижу! – наконец, нарушила молчание Пинки.</text:p>
      <text:p text:style-name="P54">Она оторвалась от подзорной трубы и указала вдаль.</text:p>
      <text:p text:style-name="P54"/>
      <text:p text:style-name="P54"><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
      <text:p text:style-name="P54">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
      <text:p text:style-name="P54">Я снова пригнулся к подзорной трубе и принялся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бери, как???</text:p>
      <text:p text:style-name="P54"/>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
      <text:p text:style-name="P54">Ага, сейчас!</text:p>
      <text:p text:style-name="P54"/>
      <text:p text:style-name="P54"><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4"/>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text:p text:style-name="P54">– Рэйнбоу Дэш, твой выход, – обратилась к пегаске Луна. – А также Наш. И да пребудет с нами удача!</text:p>
      <text:p text:style-name="P54"/>
      <text:p text:style-name="P54">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4">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text:soft-page-break/></text:p>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
      <text:p text:style-name="P54">Луна, убедившись, что с пегаской всё в порядке, подошла ко мне, подволакивая ногу.</text:p>
      <text:p text:style-name="P54">–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4"/>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text:p>
      <text:p text:style-name="P54">–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4"/>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4"/>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0"/>
      <text:p text:style-name="P57"><text:soft-page-break/>…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7">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text:p text:style-name="P54">– Что за..? О небо!!!</text:p>
      <text:p text:style-name="P54"/>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4">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4"/>
      <text:p text:style-name="P54">О БОГИ!!!</text:p>
      <text:p text:style-name="P54"/>
      <text:p text:style-name="P54">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
      <text:p text:style-name="P54"><text:soft-page-break/>– Ох, Селестия милосердная… Кракен… Этого не было в расчётах… – бормочет Твайлайт.</text:p>
      <text:p text:style-name="P54">Мы завороженно смотрим на хтоническое чудовище, подымающееся из тёмных вод.</text:p>
      <text:p text:style-name="P54"/>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4">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4"/>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4"/>
      <text:p text:style-name="P54">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4">Дэш что-то шепчет на ухо Луне, та кивает в согласии. Пегаска стрелой взмывает с колесницы.</text:p>
      <text:p text:style-name="P54"/>
      <text:p text:style-name="P54">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
      <text:p text:style-name="P54">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4"/>
      <text:p text:style-name="P54">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4"/>
      <text:p text:style-name="P54">–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text:p text:style-name="P54">– Берегись!!!</text:p>
      <text:p text:style-name="P54">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4">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text:p>
      <text:p text:style-name="P54"/>
      <text:p text:style-name="P54">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4">Я принимаю вертикальное положение. Возле меня осыпавшиеся замшелые стены без крыши и… Дэш.</text:p>
      <text:p text:style-name="P54"/>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p text:style-name="P54">– <text:span text:style-name="T61">А ч</text:span>то случилось с кракеном?</text:p>
      <text:p text:style-name="P54">–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4"><text:soft-page-break/></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
      <text:p text:style-name="P54">Пегаска чешет копытом в затылке.</text:p>
      <text:p text:style-name="P54">– Могу, конечно. Но пока я сюда спускалась, меня трижды чуть не сбили.</text:p>
      <text:p text:style-name="P54"/>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
      <text:p text:style-name="P54">Прекрасно! Просто прекрасно!</text:p>
      <text:p text:style-name="P54">Я спускаюсь вниз, сажусь на обломок стены и обхватываю голову руками.</text:p>
      <text:p text:style-name="P54"/>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text:p text:style-name="P54">– Анон… – касается крылом моего плеча Дэш. – Не время хандр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4"><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
      <text:p text:style-name="P54">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
      <text:p text:style-name="P54">Мы спускаемся в темноту древнего хода.</text:p>
      <text:p text:style-name="P54">Триста метров. Каких-то грёбанных триста метров!</text:p>
      <text:p text:style-name="P54"/>
      <text:p text:style-name="P54">…</text:p>
      <text:p text:style-name="P54"/>
      <text:p text:style-name="P54">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4"/>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54"/>
      <text:p text:style-name="P1"><text:span text:style-name="T30">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
      <text:p text:style-name="P54">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text:p>
      <text:p text:style-name="P35">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4"/>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1">~~~~~</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встречал это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6</text:span>. <text:span text:style-name="T1">Терра. Воскресенье-понедельник</text:span></text:h>
      <text:h text:style-name="P157" text:outline-level="3">Воскресенье</text:h>
      <text:p text:style-name="P49"/>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9"/>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Нельсон, старик, что ж ты? – пробормотал я.</text:p>
      <text:p text:style-name="P49"/>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9"/>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text:soft-page-break/></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text:p text:style-name="P58">– Что тут у нас? – заглянул мне через плечо Дискорд.</text:p>
      <text:p text:style-name="P58">Пять стрелок компаса указывали в пяти направлениях.</text:p>
      <text:p text:style-name="P58">–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text:p>
      <text:p text:style-name="P58">– Хорошо, хоть от моей заначки в Эогиппе кое-что осталось, не всё на тебя протрынькал,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9"/>
      <text:p text:style-name="P59">***</text:p>
      <text:p text:style-name="P58"/>
      <text:p text:style-name="P37"><text:span text:style-name="T2">… Вот дерьмо</text:span>! Это уже <text:span text:style-name="T1">чересчур</text:span>! Мне даже материться не хотелось.</text:p>
      <text:p text:style-name="P37"/>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7"/>
      <text:p text:style-name="P37">– Ты уверен, что она тут? – безнадёжно переспросил я.</text:p>
      <text:p text:style-name="P37">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49"/>
      <text:p text:style-name="P54">– Алекс… Ничего, что я так поздно?</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
      <text:p text:style-name="P1"><text:span text:style-name="T30">– 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4">– И слышать тоже.</text:p>
      <text:p text:style-name="P54">– Говорят, ты шалить начал? Нэш, тестовая задача номер шестнадцать.</text:p>
      <text:p text:style-name="P54"><text:soft-page-break/>– Принял к исполнению. «Выживание корпорации в условиях жёсткой конкуренции с ограниченными ресурсами. Случай 16».</text:p>
      <text:p text:style-name="P54"/>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6"/>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text:p text:style-name="P66">– Я отлучусь на пару деньков… Не скучайте тут без меня. Ждите дома. Вернусь с Сахарной Ваткой в обнимку — верь мне! Бу-га-га!</text:p>
      <text:p text:style-name="P66"/>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57"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6"/>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0"/>
      <text:p text:style-name="P110">Я с удивлением повернулся к притихшей Флаттершай.</text:p>
      <text:p text:style-name="P110">– А как?</text:p>
      <text:p text:style-name="P110"/>
      <text:p text:style-name="P110">Девушка обхватила себя руками, как будто от холода. Я еле различал её полушёпот.</text:p>
      <text:p text:style-name="P110"/>
      <text:p text:style-name="P110">–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5">– А ты в курсе, что твой Дискорд многократно сжигал Селестию живьём? Хороша шутка, обхохочешься! – выпалил я.</text:p>
      <text:p text:style-name="P115">–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5">– Это не мои… эмм… домыслы… Он сам мне рассказал…</text:p>
      <text:p text:style-name="P115">Флаттершай встала со стула и попыталась уйти. Я задержал её.</text:p>
      <text:p text:style-name="P115">– Извини, не знал. Не уходи. Нам нельзя ссориться.</text:p>
      <text:p text:style-name="P104"><text:soft-page-break/>Девушка слабо улыбнулась.</text:p>
      <text:p text:style-name="P115">– Я не сержусь… На Дискорда трудно не злиться… Он так себя ведёт, потому что его это… эмм… <text:s/>забавляет.</text:p>
      <text:p text:style-name="P3"/>
      <text:p text:style-name="P135">***</text:p>
      <text:p text:style-name="P133"/>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6">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6">—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8"><text:soft-page-break/>Лицо Эпплджек исказила гримаса ужаса, она прижала ладони к лицу и крикнула:</text:p>
      <text:p text:style-name="P98">–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text:span text:style-name="T1">ветку</text:span>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soft-page-break/>…</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права – поддержала подругу Флаттершай. –<text:span text:style-name="T26"> Я… эмм… постоянно чувствую на себе чей-то взгляд. Очень тяжёлый взгляд. Я… эмм… не могу описать словами, какой тяжёлый. Я так смотрю на своих зверюшек, когда они… эмм… делают что-то не то… Но мой взгляд — воспитательный… А тот, кто смотрит на нас — не воспитатель… Совсем не воспитатель… Тебе надо быть осторожным, Анон…</text:span></text:p>
      <text:p text:style-name="P66"/>
      <text:p text:style-name="P1">Я <text:span text:style-name="T1">упрямо </text:span>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и фланки влезу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Штоб мне лопнуть, если я тебя одного теперь куда-нибудь выпущу! <text:span text:style-name="T1">Хватит с нас того, што мы потеряли Дэш!</text:span></text:p>
      <text:p text:style-name="P1">– <text:span text:style-name="T1">Согласна</text:span>,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text:soft-page-break/></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жайших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7">***</text:p>
      <text:p text:style-name="P66"/>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Language module malfunction. Language module stopped…</text:p>
      <text:p text:style-name="P91">Sending heartbeats to all nodes… Zookeeper failure. Cluster going down in 3 minutes…</text:p>
      <text:p text:style-name="P91">UI module malfunction. UI module stopped…</text:p>
      <text:p text:style-name="P91">Nash AI <text:span text:style-name="T11">module </text:span>malfunction. Nash AI module stopped…</text:p>
      <text:p text:style-name="P91">Cluster going down in 2 minutes…</text:p>
      <text:p text:style-name="P91">Unloading dictionaries… HDFS malfunction</text:p>
      <text:p text:style-name="P91">Classloader malfunction. Classloader stopped…</text:p>
      <text:p text:style-name="P91">Cluster going down in 1 minute…</text:p>
      <text:p text:style-name="P91">Kernel panic</text:p>
      <text:p text:style-name="P88"/>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кофе из стаканчика.</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оображаемая реальность… чистый солипсизм…</text:p>
      <text:p text:style-name="P3">– Да неужели?!! Бгы-ы-ы! А наш-то Проводничёк — тот ещё проказник!</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у меня между лопаток.</text:p>
      <text:p text:style-name="P3"/>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долго…</text:p>
      <text:p text:style-name="P3"/>
      <text:p text:style-name="P3">– НЕТ!!!</text:p>
      <text:p text:style-name="P3"/>
      <text:p text:style-name="P3">Я перевёл дух.</text:p>
      <text:p text:style-name="P3">– Сел, я не могу. Великое Откровение сразило тебя в Эквестрии и вышвырнуло сюда. Я вернулся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Откровение добьёт тебя.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Откровение не повредит мне. Я сильнее его. Я не исчезала из Эквестрии — ты просто пребываешь в плену своих сновидений. Поверь мне,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Ты ведь правда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Твайлайт совсем в депресняк скатится. Да и я не сказать, чтобы рада буду… Мне оч-чень не хватает твоих почесушек! И тебя в целом! Возвращайся скорее, я не люблю долго ждать!</text:p>
      <text:p text:style-name="P3"/>
      <text:p text:style-name="P3">В поле зрения возвратилась Селестия.</text:p>
      <text:p text:style-name="P3"><text:soft-page-break/>– 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2"/>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57">— ладно. А если она? Кто из нас находится в воображаемом мире? Если Сел права, то всё, что происходило со мной с момента пьянки в Понивилле, мне приснилось. Тогда мне нечего бояться и можно открыть Сел тайну. Но если прав я, то открыв ей природу Великого Откровения, я уничтожу её. Уничтожу то, что от неё осталось при прохождении через Чёрный Экран.</text:span></text:p>
      <text:p text:style-name="P12"/>
      <text:p text:style-name="P3"><text:span text:style-name="T57">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у тебя прощения. Откройся мне. Вспомни нашу особенную дружбу, Анон!</text:p>
      <text:p text:style-name="P12"/>
      <text:p text:style-name="P12">Я сжал кулак.</text:p>
      <text:p text:style-name="P12">АЙ!</text:p>
      <text:p text:style-name="P12"/>
      <text:p text:style-name="P12">Края броши впились в ладонь, вызвав острую боль. Вот тебе и ответ, Анон, кто пребывает в собственном персональном наваждении! Пинки, Дискорд, Дэш — лишь тени, созданные той, чья сущность находится в плену электронных схем. Ты был бы счастлив, если бы был неправ — ведь это означало бы, что Дэш жива.</text:p>
      <text:p text:style-name="P12">Тяжкий вздох наполнил решимостью сердце. Не береди себе душу, Анон, пытаясь отыскать то, что ушло безвозвратно. Спасай то, что можно.</text:p>
      <text:p text:style-name="P12">Теперь надо как-то отшить Сел, не разрушив её хрупкий мирок до момента её возврата в Эквестрию.</text:p>
      <text:p text:style-name="P12"/>
      <text:p text:style-name="P12">Я состроил обиженную гримасу и перебил аликорницу.</text:p>
      <text:p text:style-name="P12">– Какая, к дискорду, «особенная дружба»? Луна всё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ed…</text:p>
      <text:p text:style-name="P91">Loading dictionaries…</text:p>
      <text:p text:style-name="P91"><text:span text:style-name="T11">Nash </text:span>AI module started…</text:p>
      <text:p text:style-name="P91">Celest AI submodule found… Acquiring…</text:p>
      <text:p text:style-name="P91">UI module started…</text:p>
      <text:p text:style-name="P91">Language module started…</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19"/>
      <text:p text:style-name="P3">Я смотрел на Ксению круглыми глазами, хватая ртом воздух.</text:p>
      <text:p text:style-name="P3"/>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мог загружаться на кластер.</text:p>
      <text:p text:style-name="P51">– Ты его уничтожила?</text:p>
      <text:p text:style-name="P51"><text:soft-page-break/>– Да, я же сказала. Еле-еле выловила. Он работал в стелс-режиме, весь обвешанный защитными демонами<text:note text:id="ftn20" text:note-class="footnote"><text:note-citation>20</text:note-citation><text:note-body><text:p text:style-name="Footnote">Демон (daemon)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е Юджина?</text:p>
      <text:p text:style-name="P12">– Ага. У меня нет к нему доступа. Но на кластер к Нэшу этот вирусняк больше не пролезет.</text:p>
      <text:p text:style-name="P12"/>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Эпплджек,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
      <text:p text:style-name="P12">Старый пикап затарахтел движком и двинулся по улице. Я уверенно вёл машину по знакомому маршруту. 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Проклятье! Какого хера, я ничего не наруша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 там! Несколько машин за мной остановились у обочины, но мигалка упрямо ехала за мной.</text:p>
      <text:p text:style-name="P12"/>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text:span text:style-name="T61">с</text:span> форменны<text:span text:style-name="T61">ми</text:span> <text:span text:style-name="T61">шевронами</text:span>. С именными <text:span text:style-name="T61">бейджами</text:span> и рациями на плече.</text:p>
      <text:p text:style-name="P12"/>
      <text:p text:style-name="P12"><text:soft-page-break/>Вместо лиц у них были злобные рожицы, наподобие компьютерны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2"/>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1"/>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text:p text:style-name="P51">– Анон!</text:p>
      <text:p text:style-name="P12"><text:soft-page-break/>Тревога в её голосе заставила меня поднять голову.</text:p>
      <text:p text:style-name="P12"/>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биту у меня из рук. Послышался громкий треск и через пару секунд две половинки биты упали на площадку.</text:p>
      <text:p text:style-name="P51"/>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Луна ошиблась, сделав меня твоим телохранителем.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text:soft-page-break/></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51"/>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9"/>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оглядываясь.</text:p>
      <text:p text:style-name="P115">– Не нравится мне тут. Чуйка нехорошая…</text:p>
      <text:p text:style-name="P115"><text:soft-page-break/></text:p>
      <text:p text:style-name="P104">Коллекция пластиковых пони по-прежнему пылилась на подоконнике. Компьютер стоял там же, где и три месяца назад — на столе у окна. Последняя модель сверхмощных игровых ноутбуков от Alienware <text:span text:style-name="T43">— Юджин гордился личным апгрейдом компа, увеличившим мощность лэптопа в разы.</text:span> Я отметил про себя, что забыл выключить компьютер тогда, в последний свой визит. Теперь моя забывчивость обернулась спасением для Селестии, предоставив убежище её сущности.</text:p>
      <text:p text:style-name="P104"/>
      <text:p text:style-name="P103"><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5">– Привет, Сел.</text:p>
      <text:p text:style-name="P150"/>
      <text:p text:style-name="P150">Аликорница всполошилась, спрят<text:span text:style-name="T1">ав</text:span> <text:span text:style-name="T1">пирожное</text:span> за спину.</text:p>
      <text:p text:style-name="P115">– Ах, это ты, Анон. Какое счастье! Ты снова с нами!</text:p>
      <text:p text:style-name="P115">– Нет, Сел. Это ты с нами. <text:span text:style-name="T1">Я пришёл забрать тебя назад, в Эквестрию. Через четверть часа ты вернёшься домой.</text:span></text:p>
      <text:p text:style-name="P104"/>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4"/>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5"/>
      <text:h text:style-name="P155" text:outline-level="2">2<text:span text:style-name="T1">9</text:span>. <text:span text:style-name="T1">Назад, в Эквестрию</text:span></text:h>
      <text:p text:style-name="P119"/>
      <text:p text:style-name="P104"><text:span text:style-name="T11">– </text:span>Оп-па! – пробормотала Эпплджек. – Нежданчик!</text:p>
      <text:p text:style-name="P104">Дискорд дурашливо кивнул Эпплджек.</text:p>
      <text:p text:style-name="P115">– И я рад тебя видеть, дорогая Эппл-как-тебя-там! А где моя любимая Флаттершай?</text:p>
      <text:p text:style-name="P115">Окинув взглядом комнату, Дискорд закапризничал:</text:p>
      <text:p text:style-name="P115">–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text:span>Так что я только что проиграл сам себе четыре бита! <text:span text:style-name="T11">А теперь…</text:span></text:p>
      <text:p text:style-name="P115"/>
      <text:p text:style-name="P115">– С кем это вы тут разговариваете?</text:p>
      <text:p text:style-name="P115">В комнату вошла Флаттершай.</text:p>
      <text:p text:style-name="P115"/>
      <text:p text:style-name="P104"><text:soft-page-break/>Дискорд обернулся на голос.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6">– Эй-Джей, Флатти, хватайте комп и на выход! Я с ним разберусь! Не теряйте вре..!</text:p>
      <text:p text:style-name="P136">– ТЫ ИДИО..!!!</text:p>
      <text:p text:style-name="P136">Дискорд <text:s/>заорал одновременно со мной, прикрываясь от меня руками, когда раздался оглушительный</text:p>
      <text:p text:style-name="P136"/>
      <text:p text:style-name="P138">… </text:p>
      <text:p text:style-name="P138">БАХ!!!</text:p>
      <text:p text:style-name="P138">…</text:p>
      <text:p text:style-name="P138"/>
      <text:p text:style-name="P136">Эпплджек с <text:s/>нервным всхлипом отпустила толстенный том «Энтерпрайз-паттернов, издание девятое, дополненное», и тот с шелестом съехал с макушки Дискорда на пол.</text:p>
      <text:p text:style-name="P115">На лице драконикуса появилось удивлённо-мечтательное выражение и он вырубился.</text:p>
      <text:p text:style-name="P115"/>
      <text:p text:style-name="P115">…</text:p>
      <text:p text:style-name="P115"/>
      <text:p text:style-name="P115">– <text:span text:style-name="T1">А… Анон… Зачем ты напал на Дискорда? </text:span>– <text:span text:style-name="T1">прошептала Флаттершай в шоке.</text:span></text:p>
      <text:p text:style-name="P115"><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е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Дискорд сжал пальцы в кулак и поднял большой палец вверх.</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text:soft-page-break/>– Потому што ты напал на него, – пожала плечами Эпплджек. – Я и подумала — тебе виднее. И подсобила малёх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6"><text:span text:style-name="T11">– Слушай меня внимательно, </text:span>засранец — <text:span text:style-name="T11">повторять не буду. Мы уходим. Без тебя. Если Сел или Луна потом сочтут нужным </text:span>— как-нибудь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6">Я повернулся к выходу. Флаттершай проскочила у меня под локтём и кинулась к драконикусу.</text:p>
      <text:p text:style-name="P126"/>
      <text:p text:style-name="P126"><text:span text:style-name="T11">– Нет! Дискорд </text:span>— не убийца!!!</text:p>
      <text:p text:style-name="P126">С необычной для неё силой Флаттершай вытащила кляп изо рта драконикуса.</text:p>
      <text:p text:style-name="P126"><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1"/>
      <text:p text:style-name="P126">Или драконикус — гениальный актёр, или… ?</text:p>
      <text:p text:style-name="P126"/>
      <text:p text:style-name="P126">Я вернулся к драконикусу и уселся на стул напротив него.</text:p>
      <text:p text:style-name="P126"><text:span text:style-name="T11">– Р</text:span>ассказывай.</text:p>
      <text:p text:style-name="P126"/>
      <text:p text:style-name="P126">Дискорд немного успокоился.</text:p>
      <text:p text:style-name="P126"><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6"><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6">У драконикуса глаза полезли на лоб.</text:p>
      <text:p text:style-name="P126"><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 А поскольку сестрички увязали своё благополучие с твоим, приходится заботиться и о твоей никчемной тушке.</text:p>
      <text:p text:style-name="P126"/>
      <text:p text:style-name="P126">Я задумался. Драконикус, похоже, говорил искренне. Но кто тогда всё это время играл с нами, <text:span text:style-name="T26">словно кот с мышью</text:span>?</text:p>
      <text:p text:style-name="P126"><text:soft-page-break/></text:p>
      <text:p text:style-name="P126"><text:span text:style-name="T11">– </text:span>Анон! <text:span text:style-name="T11">– </text:span>крикнула Эпплджек из прихожей. <text:span text:style-name="T11">– </text:span>Я слышу шум за дверью!</text:p>
      <text:p text:style-name="P126">Практически одновременно раздался звонок.</text:p>
      <text:p text:style-name="P129">– ОТКРОЙТЕ, ПОЛИЦИЯ! Вам даётся полминуты, чтобы открыть дверь! Через тридцать секунд дверь будет выбита!</text:p>
      <text:p text:style-name="P129"/>
      <text:p text:style-name="P129">Эпплджек ошалело выскочила из прихожей. Несколько мгновений я молча смотрел на неё. В голове свистел ветер и играла дудочка.</text:p>
      <text:p text:style-name="P129">– На крышу, живо!!! Через окно на кухне! – зашипел Дискорд.</text:p>
      <text:p text:style-name="P129">– Что? – ступил я.</text:p>
      <text:p text:style-name="P126"><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9"/>
      <text:p text:style-name="P129">Эпплджек, с ноутбуком в одной руке и Флаттершай — во второй, кинулась на кухню.</text:p>
      <text:p text:style-name="P126">Дверь содрогнулась от мощного удара. Послышался стук падающей штукатурки. Я сломя голову бросился за девушками.</text:p>
      <text:p text:style-name="P126">– Развяжи меня, кретин!!! – гаркнул вдогонку Дискорд.</text:p>
      <text:p text:style-name="P12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6">– Давай на крышу! Я догоню! – рявкнул он, освобождая вторую руку.</text:p>
      <text:p text:style-name="P126"/>
      <text:p text:style-name="P126">От второго удара дверная коробка крякнула и наполовину въехала в прихожую.</text:p>
      <text:p text:style-name="P126">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6">Верёвка в кухонном окне дёргалась под весом карабкающихся девушек. Я словил её и стал на подоконник.</text:p>
      <text:p text:style-name="P126"/>
      <text:p text:style-name="P126">Блё-о-о!</text:p>
      <text:p text:style-name="P126"/>
      <text:p text:style-name="P126">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6">Ну ладно, Флаттершай, как пегаска, привычна к высоте. Но как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6"/>
      <text:p text:style-name="P126">Я задрал голову.</text:p>
      <text:p text:style-name="P126">О! Так уже легче! Надо мной всего лишь два этажа. Десять метров верёвки. Если не смотреть вниз, то…</text:p>
      <text:p text:style-name="P126"/>
      <text:p text:style-name="P128"><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30"/>
      <text:p text:style-name="P126">Я вытер ладони о штаны, ухватил канат и сделал шаг вперёд…</text:p>
      <text:p text:style-name="P126"/>
      <text:p text:style-name="P126">…</text:p>
      <text:p text:style-name="P126"/>
      <text:p text:style-name="P126">Святые яйца, Анон, ты действительно сделал ЭТО!</text:p>
      <text:p text:style-name="P126"/>
      <text:p text:style-name="P126">…</text:p>
      <text:p text:style-name="P126"/>
      <text:p text:style-name="P126">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6">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6"/>
      <text:p text:style-name="P126">Дискорд, спускаясь с крыши в квартиру, не предполагал, что по верёвке придётся карабкаться обратно.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дома.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6"/>
      <text:p text:style-name="P126">Я успел сократить расстояние до Эпплджек наполовину, когда девушки нашли решение.</text:p>
      <text:p text:style-name="P12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6"/>
      <text:p text:style-name="P126">Селестия милосердная!!!</text:p>
      <text:p text:style-name="P126"/>
      <text:p text:style-name="P12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6">Я выдохнул.</text:p>
      <text:p text:style-name="P126"/>
      <text:p text:style-name="P126">Флаттершай появилась над бортиком и свесила вниз руку. Эпплджек вытянулась и протянула ей ноутбук одной рукой.</text:p>
      <text:p text:style-name="P126"/>
      <text:p text:style-name="P126">НЕТ! У них не получилось!</text:p>
      <text:p text:style-name="P126">У меня враз вспотели ладони. Держаться на верёвке стало чертовски трудно.</text:p>
      <text:p text:style-name="P126"><text:soft-page-break/></text:p>
      <text:p text:style-name="P12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text:p>
      <text:p text:style-name="P126"/>
      <text:p text:style-name="P126">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6"/>
      <text:p text:style-name="P126">Эпплджек отклонилась от парапета, вскрикнула и стала съезжать вниз. Ноутбук выскользнул из пальцев Флаттершай. Эпплджек, в отчаянной попытке удержать ноутбук, отклонилась ещё больше и перевернулась на верёвке вниз головой.</text:p>
      <text:p text:style-name="P126"/>
      <text:p text:style-name="P126">К счастью, фермерша не разжала ног.</text:p>
      <text:p text:style-name="P126"/>
      <text:p text:style-name="P126">Прижав ноутбук к груди, Эпплджек съехала ко мне. Я, сжав верёвку ногами и сгибом локтя, перехватил девушку обеими руками. Последовал сильный рывок и мы вдвоём стали скользить вниз с нарастающей скоростью. Движение вниз сопровождалось жжением в паху и локтевом сгибе.</text:p>
      <text:p text:style-name="P126">Я попытался поставить ноги на проезжающий мимо подоконник только что покинутой квартиры. Неа, большая скорость и сильное отклонение от вертикали не позволили удержаться. Я лишь сильно ударился ногами.</text:p>
      <text:p text:style-name="P126"/>
      <text:p text:style-name="P126">Фак-фак-фак-фак-фак!!! ДА НУ ЕГО В ПЕНЬ — ТАКОЙ АЛЬПИНИЗМ!!! А-А-А-А-А-А!!!…</text:p>
      <text:p text:style-name="P126">Верёвка закончилась. Наконец-то у меня появилось время для паники. Я судорожно обнял Эпплджек, закрыл глаза и приготовился…</text:p>
      <text:p text:style-name="P126"/>
      <text:p text:style-name="P126">…</text:p>
      <text:p text:style-name="P126"/>
      <text:p text:style-name="P126">Захват поперёк груди и сильный рывок выдавили из меня остатки дыхания.</text:p>
      <text:p text:style-name="P126">– ОТПУСТИ КОБЫЛУ!!! – загрохотало мне в ухо.</text:p>
      <text:p text:style-name="P126"/>
      <text:p text:style-name="P126">Я открыл глаза.</text:p>
      <text:p text:style-name="P126">Перед носом плавными рывками уходили вниз окна этажей. Вихрь от взмахов <text:span text:style-name="T26">разномастных</text:span> крыльев трепал волосы и выдувал слёзы из глаз. Тупая боль гнездилась в сожжённых верёвкой суставах.</text:p>
      <text:p text:style-name="P126">Чуть подняв глаза, я уставился в кривую морду драконикуса.</text:p>
      <text:p text:style-name="P126">– Отпусти фермершу. Я её держу, – повторил Дискорд. – Мне сбалансироваться надо, вы не такие уж и лёгкие!</text:p>
      <text:p text:style-name="P126"/>
      <text:p text:style-name="P12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6">Одной лапой он держал меня, другой пытался оторвать от меня Эпплджек. Наконец это ему удалось и дальнейший подъём происходил в молчании.</text:p>
      <text:p text:style-name="P126"/>
      <text:p text:style-name="P126"><text:soft-page-break/>…</text:p>
      <text:p text:style-name="P126"/>
      <text:p text:style-name="P126">Ветер гулял меж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6">– Эмм… Флатти, дорогая, нам пора. Я слышу шаги на лестнице. Не говоря уже о том, что до закрытия коридора осталось минут двадцать, не больше…</text:p>
      <text:p text:style-name="P126"/>
      <text:p text:style-name="P126">…</text:p>
      <text:p text:style-name="P126"/>
      <text:p text:style-name="P126">На длинной шее драконикуса разместились Эпплджек и Флаттершай. Я, для сохранения баланса, разместился ближе к хвосту.</text:p>
      <text:p text:style-name="P126">Драконикус начал короткую пробежку к краю. Крохотные крылышки затрепыхались <text:s text:c="2"/>в отчаянной попытке разогреться.</text:p>
      <text:p text:style-name="P126"><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6"/>
      <text:p text:style-name="P126">…край крыши промелькнул под нами…</text:p>
      <text:p text:style-name="P131"/>
      <text:p text:style-name="P126"><text:span text:style-name="T11">– …</text:span>собственно, держаться в воздухе дольше у меня не хватит магии!</text:p>
      <text:p text:style-name="P126"/>
      <text:p text:style-name="P126">Мы летели навстречу закату.</text:p>
      <text:p text:style-name="P126"/>
      <text:p text:style-name="P126">…</text:p>
      <text:p text:style-name="P126"/>
      <text:p text:style-name="P126">Ритмичные взмахи крыльев овевали меня непривычно тёплым потоком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6"/>
      <text:p text:style-name="P126"><text:span text:style-name="T11">– </text:span>Ю-ху-у-у!!!</text:p>
      <text:p text:style-name="P126">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 И на миг почудилось, что ноутбук в её руках охватило до боли знакомое переливающееся многоцветное сияние.</text:p>
      <text:p text:style-name="P126"/>
      <text:p text:style-name="P126">Перед нами увеличивалась громада моей высотки.</text:p>
      <text:p text:style-name="P126">Прямо по курсу был разрыв в ограждении, образованный два месяца назад портал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6">– Пристегните ремни! – проревел Дискорд, резко ускоряясь. – Будет весело!!!</text:p>
      <text:p text:style-name="P126">Эпплджек покрепче прижала к себе ноутбук. Флаттершай прижалась к шее Дискорда, спрятав лицо в короткой гриве.</text:p>
      <text:p text:style-name="P126">– ВНИМАНИЕ!!! – заорал Дискорд.</text:p>
      <text:p text:style-name="P126"><text:soft-page-break/>Сложив крылья, драконикус <text:s/>стрелой влетел в портал.</text:p>
      <text:p text:style-name="P126"/>
      <text:p text:style-name="P127">***</text:p>
      <text:p text:style-name="P126"/>
      <text:p text:style-name="P126">Ох, щит!!!</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41"/>
      <text:p text:style-name="P13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7"/>
      <text:p text:style-name="P137">Меня окружил сине-зелёный усыпанный звёздами космос. Проход в мой родной мир затянулся через мгновение после того, как я влетел в коридор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text:p>
      <text:p text:style-name="P137"/>
      <text:p text:style-name="P137">«Ну что же, Анон — вполне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калейдоскопом пронеслись в воображении.</text:p>
      <text:p text:style-name="P137"/>
      <text:p text:style-name="P137">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7"/>
      <text:p text:style-name="P137">ХА-ХА-ХА!</text:p>
      <text:p text:style-name="P137"/>
      <text:p text:style-name="P137">Почти как сейчас. Как говорится, найди десять отличий.</text:p>
      <text:p text:style-name="P137">Вот только… Только Дэш была бы жива…</text:p>
      <text:p text:style-name="P140">Я тяжело вздохнул.</text:p>
      <text:p text:style-name="P140"/>
      <text:p text:style-name="P140"><text:soft-page-break/>…</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7"/>
      <text:p text:style-name="P13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137"/>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37"/>
      <text:p text:style-name="P49">Зверь смутился.</text:p>
      <text:p text:style-name="P49"><text:span text:style-name="T11">–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37"/>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9"/>
      <text:p text:style-name="P37">– Так лучше?</text:p>
      <text:p text:style-name="P37">– Вполне, – <text:span text:style-name="T1">кивнул я.</text:span></text:p>
      <text:p text:style-name="P37">Кажется, за последние пару месяцев ты разучился удивляться, Анон!</text:p>
      <text:p text:style-name="P37"/>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7"/>
      <text:p text:style-name="P63"><text:soft-page-break/>Ого! Экий важный перец! Ну что же, если слезливо рассказать ему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и магию. Такой себе паразитизм на мировом уров…</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вернуться в Эквестрию, тебе останется только самоубиться. Хотя сделать это в абсолютной пустоте <text:span text:style-name="T8">— та ещё задачка!</text:span></text:p>
      <text:p text:style-name="P52"/>
      <text:p text:style-name="P39">– Ну… Я не идиот… я видел, что происходит за Чёрным Экраном…</text:p>
      <text:p text:style-name="P52">Я глубоко вздохнул, как перед прыжком в воду.</text:p>
      <text:p text:style-name="P52"/>
      <text:p text:style-name="P52"><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text:span><text:soft-page-break/><text:span text:style-name="T21">таковым — в тот момент, когда он теряет интерес к фэндому — его альтер-эго в Эквестрии исчезает! Я видел, как пони прыгнул в экран — а на другой его стороне парень перед этим выкинул фигурку пони в мусорный бак! Вот, что я узнал! И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 Так и происходит, когда пони видит реальность по ту сторону Чёрного Экрана!</text:span></text:p>
      <text:p text:style-name="P52"/>
      <text:p text:style-name="P52">Я перевёл дух. Анакорн слушал меня и печально кивал. Но не исчезал.</text:p>
      <text:p text:style-name="P52"/>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с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2">– Физики твердят, что в мультивселенной всё, что имеет хоть мизерную вероятность случиться, случается где-нибудь и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противиться этому процессу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Аликорн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его внешняя подпитка их лишь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Отсекает в целях самосохранения всё лишнее и неустоявшеес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изучение языка, он лично породил отдельную версию, говорящую на твоём собственном языке! Хоть это и стоило ему потери города на окраине, как я сейчас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6"><text:soft-page-break/></text:p>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И при достаточной продолжительной и си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6">.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10"/>
      <text:p text:style-name="P104">Анакорн смутился.</text:p>
      <text:p text:style-name="P104"><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там, где бы он ни был.</text:span><text:span text:style-name="T42"><text:note text:id="ftn21" text:note-class="footnote"><text:note-citation>21</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2">— для этого у меня не хватает опыта.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
      <text:p text:style-name="P104"><text:soft-page-break/>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text:p text:style-name="P106">– Мне нужна твоя помощь, Проводник!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
      <text:p text:style-name="P106">Анакорн улыбнулся и вскочил с пуфика.</text:p>
      <text:p text:style-name="P104"><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твоём мире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10">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0"/>
      <text:p text:style-name="P110">Я истерически расхохотался.</text:p>
      <text:p text:style-name="P110">– Шутишь?!! Какой из меня, к чертям,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Чувак, ты не к тому обратился. И вообще, после смерти Юджина я видеть эти мультики не могу!</text:p>
      <text:p text:style-name="P110"/>
      <text:p text:style-name="P110">Анакорн смотрел на меня без слов, не сводя глаз. Уголки его губ искривились в легчайшей улыбке.</text:p>
      <text:p text:style-name="P110"/>
      <text:p text:style-name="P110">…</text:p>
      <text:p text:style-name="P110"/>
      <text:p text:style-name="P110">Спустив пар, я скептически хмыкнул.</text:p>
      <text:p text:style-name="P110">– Да и как их корректировать, эти недочёты? Сказать: «Повелеваю быть сему»?</text:p>
      <text:p text:style-name="P110">Демиург поправил невесть откуда взявшиеся на переносице очки.</text:p>
      <text:p text:style-name="P104"><text:span text:style-name="T26">– Ты уже устранил крупнейший дефект Эквестрии </text:span><text:span text:style-name="T42">— манипуляции светилом. Эенергетические затраты на этот процесс просто высасывали Эквус подчистую.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И огласить его.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text:span><text:soft-page-break/><text:span text:style-name="T26">небольшие противоречия, пришлось их загладить. Но с крупными у меня не получается. С ними вообще трудно что-то придумать…</text:span></text:p>
      <text:p text:style-name="P110"/>
      <text:p text:style-name="P110">Я задумался. На самом деле, интересная логическая задача…</text:p>
      <text:p text:style-name="P110"/>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пальцев.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6">Демиург аж захлопал в копыта.</text:p>
      <text:p text:style-name="P104"><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
      <text:p text:style-name="P110">Анакорн долго смотрел вглубь мерцающей проекции Эквуса, проговаривая про себя что-то вроде: «…тысяч пять лет как минимум… коллеги засмеют…». Затем он горестно вздохнул и повернулся ко мне.</text:p>
      <text:p text:style-name="P110">– Хорошо. Уговорил. Кьютимарки беру на себя. Так и знал, что самое трудное достанется мне!</text:p>
      <text:p text:style-name="P110"/>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
      <text:p text:style-name="P110">И впрямь, было на что посмотреть. Уровень помех на голограмме снизился на порядок и сама она стала светиться ровным голубоватым светом.</text:p>
      <text:p text:style-name="P110"/>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множеством Эквестрий. Вы, брони, наплодили грёбаную кучу фанфиков, каждый из которых порождает свою Эквестрию, несовместимую со всеми остальными. <text:s/>И без того небольшой ручеёк энергии распределяется между ними. Как результат, не может реализоваться ни одна из них. Будь так добр, выбери самую главную ветвь, в которую нужно направить энергию воображения брони. Остальные будем отсекать.</text:p>
      <text:p text:style-name="P110"/>
      <text:p text:style-name="P110">Слова Анакорна вызвали в воображении видение свихнувшейся Твайлайт со скальпелем. Я опять задумался. Мне бы хотелось, чтобы чтобы главной была та Эквестрия, в которой мы с Сел… Ах, забудь про это, Анон! Ты не можешь сделать главным мир, находящийся в шаге от полного разрушения!</text:p>
      <text:p text:style-name="P110"><text:soft-page-break/></text:p>
      <text:p text:style-name="P110">– Почему бы не сделать главной каноническую Эквестрию? Ту, что описана в мультике?</text:p>
      <text:p text:style-name="P110">– Нет, так не получится.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множество схожих миров </text:span><text:span text:style-name="T56">—</text:span><text:span text:style-name="T51"> создали брони. Разумеется, стержнем им послужил именно сериал, но каждая ветвь </text:span><text:span text:style-name="T56">—</text:span><text:span text:style-name="T51"> сама по себе, каждая создаёт частичку того, что можно назвать континуумом Эквестрии. Но так как ветви часто не стыкуются как друг с дружкой, так и с каноном, то этот континуум расплывчат и нестоек. Он похож на жгут из множества переплетенных лент, которые постепенно расплетаются.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Жгут несвязанных лент превратится в дерево с общим корнем. Скажем, в этой объединяющей эквестрийской реальности в древние времена произошёл магический катаклизм, из-за которого Эквестрия расслоилась на множество параллельных миров.</text:p>
      <text:p text:style-name="P111"/>
      <text:p text:style-name="P111">У меня в голове зажглась лампочка. Ес-с-с!</text:p>
      <text:p text:style-name="P111"/>
      <text:p text:style-name="P111">– Можешь даже использовать в качестве объединяющей реальности ту, в которую меня призвали пару месяцев назад. Сел говорила, у них там была в прошлом какая-то страшная битва, в результате которой орбита Эквуса стала нестабильной. По мне, эта драка вполне могла породить кучу параллельных Эквестрий. Как-то так.</text:p>
      <text:p text:style-name="P111"/>
      <text:p text:style-name="P110">Анакорн аж подпрыгнул на месте от восторга и стал мне аплодировать.</text:p>
      <text:p text:style-name="P111"/>
      <text:p text:style-name="P110"><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11"/>
      <text:p text:style-name="P111">Я подозрительно посмотрел на Анакорна.</text:p>
      <text:p text:style-name="P110"><text:span text:style-name="T18">– </text:span><text:span text:style-name="T51">Какой ещё, нафиг, «мой фанфик»? Я никакого фанфика не писал. И не собираюсь.</text:span></text:p>
      <text:p text:style-name="P111"/>
      <text:p text:style-name="P111">Анакорн ехидно ухмыльнулся и сделал мне «глазки».</text:p>
      <text:p text:style-name="P110"><text:span text:style-name="T18">– </text:span><text:span text:style-name="T51">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1"><text:soft-page-break/>Нужно всколыхнуть тающее сообщество брони. Дать им волшебный пендаль в заданном направлении. Привлечь их внимание к Эквестрии, чтобы предоставить Эквусу так необходимую ему энергию воображения! Образно говоря, ты должен выпустить кота Шротингера из коробки, не уничтожив его при этом. Для этого и нужен фанфик. С учётом всех исправлений, что уже сделаны, энергии понадобится совсем немного.</text:p>
      <text:p text:style-name="P111"/>
      <text:p text:style-name="P111">Я растерялся.</text:p>
      <text:p text:style-name="P110"><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0"><text:span text:style-name="T11">– </text:span>Пиши, как есть, <text:span text:style-name="T11">– </text:span>развёл копытами Анакорн. <text:span text:style-name="T11">– </text:span>Авось сгодится.<text:span text:style-name="T11"> </text:span>Я писать точно не буду <text:span text:style-name="T56">— ты меня с кьютимарками уже пригрузил на ближайшие тысячи лет.</text:span></text:p>
      <text:p text:style-name="P107"/>
      <text:p text:style-name="P111">Мне хотелось истерически рассмеяться, но мрачное воспоминание заставило меня поперхнуться.</text:p>
      <text:p text:style-name="P107"/>
      <text:p text:style-name="P107">– То есть, предположим чисто теоретически, если я напишу — прям все фанфики реализуются? Даже самые гадкие? Даже тот, в котором Пинки убила Дэш? Даже кошмарные сны жеребят? Я не хочу так. Это отвратительно!</text:p>
      <text:p text:style-name="P111">Анакорн хмыкнул.</text:p>
      <text:p text:style-name="P107">– Ну, не всё так просто. На самом деле, полностью реализуются лишь те линии, что получили достаточную поддержку брони. Только им хватит силы осуществиться — остальные останутся всего лишь неясным сном на грани бытия. А вот сила поддержки зависит уже от вас самих, – Анакорн развёл копытами. – Тут я ничего поделать не могу. Будете увлекаться жестокостью — и в Эквестрии появится страдание. Увы, цензура тут отсутствует.</text:p>
      <text:p text:style-name="P107">– Но я не хочу, чтобы было страдание! Нельзя ли как-нибудь без него?</text:p>
      <text:p text:style-name="P107">Анакорн грустно улыбнулся.</text:p>
      <text:p text:style-name="P107">– Тут я бессилен. Всё зависит от вас. Но пойми — никакое страдание не бывает бесконечным. На смену горю приходит радость, на смену боли — блаженство. Это бытие. И, поверь мне, это лучше, чем небытие.</text:p>
      <text:p text:style-name="P107">Демиург приблизился ко мне нос к носу.</text:p>
      <text:p text:style-name="P107">– Выпусти же, наконец, этого дискордового кота из коробки! Не видишь — ему в ней тесно!</text:p>
      <text:p text:style-name="P107"/>
      <text:p text:style-name="P110">…</text:p>
      <text:p text:style-name="P110"/>
      <text:p text:style-name="P110">Факн щит<text:note text:id="ftn22" text:note-class="footnote"><text:note-citation>22</text:note-citation><text:note-body><text:p text:style-name="P146">Fucking shit <text:span text:style-name="T2">–</text:span> <text:span text:style-name="T1">ёбаное дерьмо</text:span></text:p></text:note-body></text:note>!..</text:p>
      <text:p text:style-name="P110"/>
      <text:p text:style-name="P110">…</text:p>
      <text:p text:style-name="P110"/>
      <text:p text:style-name="P110">Ну а что мне остаётся? Я фейспамнул.</text:p>
      <text:p text:style-name="P110"/>
      <text:p text:style-name="P110"><text:span text:style-name="T11">– </text:span>Если расскажешь, чего писать — могу попробовать. А так — получится херня. Из меня писатель примерно такой же, как из тебя — жонглёр вот этим карандашом.</text:p>
      <text:p text:style-name="P110"/>
      <text:p text:style-name="P110"><text:soft-page-break/>Анакорн насупился и спрятал карандаш в гриву.</text:p>
      <text:p text:style-name="P110"><text:span text:style-name="T11">– </text:span>Увы, тут я тебе помочь почти не могу. Тебя для написания фика придётся вернуть назад, в мир людей. Там я с тобой смогу общаться разве что во сне — иначе сожгу всё без всякой атомной войны. Натолкнуть на основную идею, подсказать очень краткое содержание — ещё можно. Ничего более определённого через сон передать не получится, ты всё равно забудешь всё при пробуждении. Так что будешь сам отдуваться.</text:p>
      <text:p text:style-name="P110"/>
      <text:p text:style-name="P110">Вот тебе и помахала Эквестрия ручкой, Анон!</text:p>
      <text:p text:style-name="P110"/>
      <text:p text:style-name="P110">Возвращаться не хотелось до судорог. Я в растерянности смотрел на голубую модель Эквуса, по которой теперь лишь изредка пробегала лёгкая рябь. Разумеется, 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только начинал умирать и у Эквуса было достаточно сторонников среди брони.</text:p>
      <text:p text:style-name="P104">Во-вторых, твой мир ополчился на тебя с того момента, как тебя призвали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ин, всё на Дискорда валил!</text:p>
      <text:p text:style-name="P104"><text:soft-page-break/>– Ты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Я суперкрут! Я мега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Глаза демиурга бегали, как у застуканного в трамвае безбилетника. Он в замешательстве начал грызть копыто.</text:p>
      <text:p text:style-name="P110"/>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в качестве решения,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развоп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text:soft-page-break/>Есть только маленькая проблемка…</text:p>
      <text:p text:style-name="P110"/>
      <text:p text:style-name="P110">Анакорн скривился и отвёл глаза.</text:p>
      <text:p text:style-name="P110"/>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10"/>
      <text:p text:style-name="P110">Я тяжело вздохнул. Слишком много философии на твою голову, Анон!</text:p>
      <text:p text:style-name="P110"/>
      <text:p text:style-name="P110">– Делай, как я сказал! А я сделаю своё.</text:p>
      <text:p text:style-name="P110"/>
      <text:p text:style-name="P104">Изображение Анакорна уже плыло и рябило у меня перед глазами, когда он поднял копыто <text:span text:style-name="T79">в прощальном жесте</text:span>. Как сквозь подушку, я услышал его затихающий голос.</text:p>
      <text:p text:style-name="P104">– Ты ещё увидишь пару-тройку снов на<text:span text:style-name="T79">последок</text:span>. Это мой подарок тебе. Удачи!</text:p>
      <text:p text:style-name="P104"/>
      <text:p text:style-name="P116">~~~</text:p>
      <text:p text:style-name="P111"/>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стояла передо мной в сияющем ореоле гривы. Потом она нерешительно сделала шаг навстречу.</text:p>
      <text:p text:style-name="P111">–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1">Я устало рассмеялся.</text:p>
      <text:p text:style-name="P111">– Сел, я завязал с конеёбством. Извини.</text:p>
      <text:p text:style-name="P111">Аликорница приблизилась ко мне ещё на шаг. Крылья её раскрылись, как будто она собралась обнять меня.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1">– В другое время, в другом месте, Анон! В другое время, в другом месте!</text:p>
      <text:p text:style-name="P111"/>
      <text:p text:style-name="P114">~~~</text:p>
      <text:p text:style-name="P114"/>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7"><text:soft-page-break/>– Ты таки выучила современный стиль? Не парься, принцесса, я давно забыл тот эпизод. Вдобавок, именно твой пинок тогда отправил меня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Дружба?</text:p>
      <text:p text:style-name="P107"/>
      <text:p text:style-name="P107">Я молча протянул руку к носу аликорницы и попытался легонько сжать его. Рука прошла сквозь тело.</text:p>
      <text:p text:style-name="P107">– Бу-уп! – слабо улыбнулась Луна.</text:p>
      <text:p text:style-name="P118"/>
      <text:p text:style-name="P107">Аликорница подняла копыто и приложила его к моей груди.</text:p>
      <text:p text:style-name="P107">–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4"/>
      <text:p text:style-name="P114">~~~</text:p>
      <text:p text:style-name="P115"/>
      <text:p text:style-name="P107">– Думал от меня в другой реальности спрятаться, Проводничёк?!</text:p>
      <text:p text:style-name="P107"/>
      <text:p text:style-name="P107">Передо мной возникло хмурое рыло Дискорда.</text:p>
      <text:p text:style-name="P107"/>
      <text:p text:style-name="P107">– Фигушки! Я тебя и там достану! Ты меня здорово подставил, Проводник! Из-за тебя я лишился Приза! Из-за тебя Хмурая Метёлка чуть не прожгла дыру мне в загривке, а Сахарная Ватка перестала обращать внимание на мои шутки!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2"/>
      <text:p text:style-name="P113">~~~</text:p>
      <text:p text:style-name="P104"/>
      <text:p text:style-name="P107">– Анон?</text:p>
      <text:p text:style-name="P107">– Дэш?!!</text:p>
      <text:p text:style-name="P107">– Эмм… Ты мне снишься?</text:p>
      <text:p text:style-name="P107">– Нет, Дэш, это ты мне снишься.</text:p>
      <text:p text:style-name="P107"><text:soft-page-break/>–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едва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0">–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 И… И вообще…</text:p>
      <text:p text:style-name="P104"/>
      <text:p text:style-name="P104">В голосе пегаски слышались слёзы.</text:p>
      <text:p text:style-name="P104"/>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а днях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
      <text:p text:style-name="P103">Я опустил руку на шею <text:span text:style-name="T1">пегаски</text:span> и ощутил теплоту и лёгкое покалывание в пустоте.</text:p>
      <text:p text:style-name="P103"/>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4"/>
      <text:h text:style-name="Heading_20_2" text:outline-level="2"><text:soft-page-break/>Эпилог. Земля</text:h>
      <text:p text:style-name="P117"/>
      <text:p text:style-name="P124">Звон будильника чуть не проломил башку. Я открыл глаза. </text:p>
      <text:p text:style-name="P124"/>
      <text:p text:style-name="P125"><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2"/>
      <text:p text:style-name="P124"><text:span text:style-name="T1">Я нашарил ногами тапки и пошёл в ванную. Проходя мимо стола, зацепился взглядом за</text:span> <text:span text:style-name="T1">черновик</text:span> <text:span text:style-name="T1">рисунка</text:span>.</text:p>
      <text:p text:style-name="P124"/>
      <text:p text:style-name="P12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2"/>
      <text:p text:style-name="P120">Для того, чтобы выдавить остатки пасты на щётку, пришлось затратить серьёзные усилия.</text:p>
      <text:p text:style-name="P120"/>
      <text:p text:style-name="P121">Ага, и купить пасты. И туалетной бумаги. Иначе уже вечером придётся использовать рекламки, что кидают в почтовый ящик. А они, блин, глянцевые!</text:p>
      <text:p text:style-name="P121"/>
      <text:p text:style-name="P123">Мысли вернулись к фантазии.</text:p>
      <text:p text:style-name="P123"/>
      <text:p text:style-name="P121">Надо хоть абзац написать! Хоть пару предложений! Хоть слово! Уже хоть какой-то крохотный шажок, с которого можно будет начать. Как там у Лао-Цзы? Дорога в тысячу ли начинается-бла-бла-БЛЯ!</text:p>
      <text:p text:style-name="P121"/>
      <text:p text:style-name="P120">Попытка притронуться щёткой к зубу вызвала ноющую боль. </text:p>
      <text:p text:style-name="P120"/>
      <text:p text:style-name="P12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2"/>
      <text:p text:style-name="P120">Доставая из стола ключи от машины, опять наткнулся взглядом на черновик.</text:p>
      <text:p text:style-name="P120"/>
      <text:p text:style-name="P12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2">А вот, кстати… А почему бы и нет? Хорошее ведь название? И интригующее — сразу сесть за клавиатуру захотелось.</text:p>
      <text:p text:style-name="P122"/>
      <text:p text:style-name="P12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1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4-05T11:46:18.621737562</dc:date>
    <meta:editing-duration>P168DT7H59M</meta:editing-duration>
    <meta:editing-cycles>10724</meta:editing-cycles>
    <meta:generator>LibreOffice/5.1.6.2$Linux_X86_64 LibreOffice_project/10m0$Build-2</meta:generator>
    <meta:printed-by>макс </meta:printed-by>
    <meta:print-date>2017-08-23T21:51:29.95</meta:print-date>
    <meta:document-statistic meta:table-count="0" meta:image-count="0" meta:object-count="0" meta:page-count="286" meta:paragraph-count="5072" meta:word-count="106374" meta:character-count="705043" meta:non-whitespace-character-count="599064"/>
  </office:meta>
</office:document-meta>
</file>